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204" officeooo:paragraph-rsid="00182204" style:font-weight-asian="bold" style:font-weight-complex="bold"/>
    </style:style>
    <style:style style:name="P2" style:family="paragraph" style:parent-style-name="Standard">
      <style:text-properties officeooo:rsid="00182204" officeooo:paragraph-rsid="00182204"/>
    </style:style>
    <style:style style:name="P3" style:family="paragraph" style:parent-style-name="Standard">
      <style:text-properties fo:font-weight="bold" officeooo:rsid="00b1687a" officeooo:paragraph-rsid="00b1687a" style:font-weight-asian="bold" style:font-weight-complex="bold"/>
    </style:style>
    <style:style style:name="P4" style:family="paragraph" style:parent-style-name="Standard">
      <style:text-properties officeooo:rsid="00b1687a" officeooo:paragraph-rsid="00b1687a"/>
    </style:style>
    <style:style style:name="P5" style:family="paragraph" style:parent-style-name="Standard">
      <style:text-properties fo:font-weight="bold" officeooo:rsid="00b5e0e4" officeooo:paragraph-rsid="00b5e0e4" style:font-weight-asian="bold" style:font-weight-complex="bold"/>
    </style:style>
    <style:style style:name="P6" style:family="paragraph" style:parent-style-name="Standard">
      <style:text-properties officeooo:rsid="00b5e0e4" officeooo:paragraph-rsid="00b5e0e4"/>
    </style:style>
    <style:style style:name="P7" style:family="paragraph" style:parent-style-name="Standard">
      <style:text-properties officeooo:rsid="00b7ea08" officeooo:paragraph-rsid="00b7ea08"/>
    </style:style>
    <style:style style:name="P8" style:family="paragraph" style:parent-style-name="Standard">
      <style:text-properties officeooo:rsid="00e3e66e" officeooo:paragraph-rsid="00e3e66e"/>
    </style:style>
    <style:style style:name="P9" style:family="paragraph" style:parent-style-name="Standard">
      <style:text-properties fo:color="#ff0000" loext:opacity="100%" officeooo:rsid="00736683" officeooo:paragraph-rsid="00b5e0e4"/>
    </style:style>
    <style:style style:name="P10" style:family="paragraph" style:parent-style-name="Standard">
      <style:text-properties fo:color="#000000" loext:opacity="100%" fo:font-weight="bold" officeooo:rsid="00bf0d41" officeooo:paragraph-rsid="00bf0d41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bf0d41" officeooo:paragraph-rsid="00c46e3e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bf0d41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bf0d41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officeooo:rsid="00c46e3e" officeooo:paragraph-rsid="00c46e3e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fo:font-weight="bold" officeooo:rsid="00bf0d41" officeooo:paragraph-rsid="00bf0d4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c46e3e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c46e3e"/>
    </style:style>
    <style:style style:name="P18" style:family="paragraph" style:parent-style-name="Standard">
      <style:text-properties fo:color="#000000" loext:opacity="100%" fo:font-weight="bold" officeooo:rsid="00bf67b6" officeooo:paragraph-rsid="00bf67b6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67b6" officeooo:paragraph-rsid="00bf67b6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67b6" officeooo:paragraph-rsid="00bf67b6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c8ca3d" officeooo:paragraph-rsid="00bf67b6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bf67b6" officeooo:paragraph-rsid="00c8ca3d" style:font-weight-asian="normal" style:font-weight-complex="normal"/>
    </style:style>
    <style:style style:name="P23" style:family="paragraph" style:parent-style-name="Standard">
      <style:text-properties fo:color="#000000" loext:opacity="100%" officeooo:rsid="00c119eb" officeooo:paragraph-rsid="00c119eb"/>
    </style:style>
    <style:style style:name="P24" style:family="paragraph" style:parent-style-name="Standard">
      <style:text-properties fo:color="#ff0000" loext:opacity="100%" officeooo:rsid="00736683" officeooo:paragraph-rsid="00736683"/>
    </style:style>
    <style:style style:name="P25" style:family="paragraph" style:parent-style-name="Standard">
      <style:text-properties fo:color="#ff0000" loext:opacity="100%" officeooo:rsid="009d5a5e" officeooo:paragraph-rsid="009d5a5e"/>
    </style:style>
    <style:style style:name="P26" style:family="paragraph" style:parent-style-name="Standard">
      <style:text-properties fo:color="#ff0000" loext:opacity="100%" officeooo:rsid="00b1acbf" officeooo:paragraph-rsid="00b1acbf"/>
    </style:style>
    <style:style style:name="P27" style:family="paragraph" style:parent-style-name="Standard">
      <style:text-properties style:use-window-font-color="true" loext:opacity="0%" officeooo:rsid="0079476b" officeooo:paragraph-rsid="00b5e0e4"/>
    </style:style>
    <style:style style:name="P28" style:family="paragraph" style:parent-style-name="Standard">
      <style:text-properties style:use-window-font-color="true" loext:opacity="0%" officeooo:rsid="0079476b" officeooo:paragraph-rsid="0079476b"/>
    </style:style>
    <style:style style:name="P29" style:family="paragraph" style:parent-style-name="Standard">
      <style:text-properties officeooo:rsid="009939a3" officeooo:paragraph-rsid="009939a3"/>
    </style:style>
    <style:style style:name="P30" style:family="paragraph" style:parent-style-name="Heading_20_1">
      <style:text-properties officeooo:rsid="009d5a5e" officeooo:paragraph-rsid="009d5a5e"/>
    </style:style>
    <style:style style:name="P31" style:family="paragraph" style:parent-style-name="Text_20_body">
      <style:paragraph-properties fo:line-height="100%"/>
      <style:text-properties officeooo:rsid="009d5a5e" officeooo:paragraph-rsid="009d5a5e"/>
    </style:style>
    <style:style style:name="P3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00%" fo:text-indent="0in" style:auto-text-indent="false" style:page-number="auto" fo:background-color="transparent"/>
      <style:text-properties officeooo:rsid="00e38a89" officeooo:paragraph-rsid="00e38a89"/>
    </style:style>
    <style:style style:name="P33" style:family="paragraph" style:parent-style-name="Text_20_body" style:master-page-name="">
      <loext:graphic-properties draw:fill="none"/>
      <style:paragraph-properties fo:margin-left="1in" fo:margin-right="0in" fo:margin-top="0in" fo:margin-bottom="0.0972in" style:contextual-spacing="false" fo:line-height="100%" fo:text-indent="0in" style:auto-text-indent="false" style:page-number="auto" fo:background-color="transparent"/>
      <style:text-properties officeooo:rsid="00e38a89" officeooo:paragraph-rsid="00e38a89"/>
    </style:style>
    <style:style style:name="P34" style:family="paragraph" style:parent-style-name="Text_20_body">
      <loext:graphic-properties draw:fill="none"/>
      <style:paragraph-properties fo:margin-left="1in" fo:margin-right="0in" fo:margin-top="0in" fo:margin-bottom="0.0972in" style:contextual-spacing="false" fo:line-height="100%" fo:text-indent="0in" style:auto-text-indent="false" fo:background-color="transparent"/>
      <style:text-properties officeooo:rsid="00e38a89" officeooo:paragraph-rsid="00e38a89"/>
    </style:style>
    <style:style style:name="P3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00%" fo:text-indent="0in" style:auto-text-indent="false" fo:background-color="transparent"/>
      <style:text-properties officeooo:rsid="00e38a89" officeooo:paragraph-rsid="00e38a89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officeooo:rsid="009d5a5e" officeooo:paragraph-rsid="009d5a5e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8" style:family="paragraph" style:parent-style-name="Text_20_body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9" style:family="paragraph" style:parent-style-name="Text_20_body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40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41" style:family="paragraph" style:parent-style-name="Text_20_body">
      <style:paragraph-properties fo:margin-top="0in" fo:margin-bottom="0.0181in" style:contextual-spacing="false" fo:line-height="100%"/>
      <style:text-properties officeooo:rsid="009e0eae" officeooo:paragraph-rsid="00a00243"/>
    </style:style>
    <style:style style:name="P4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e0eae" officeooo:paragraph-rsid="00a00243"/>
    </style:style>
    <style:style style:name="P4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e0eae" officeooo:paragraph-rsid="00a00243"/>
    </style:style>
    <style:style style:name="P4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a00243" officeooo:paragraph-rsid="00a00243"/>
    </style:style>
    <style:style style:name="P45" style:family="paragraph" style:parent-style-name="Text_20_body">
      <style:paragraph-properties fo:margin-top="0in" fo:margin-bottom="0.0181in" style:contextual-spacing="false" fo:line-height="100%"/>
      <style:text-properties officeooo:rsid="00a00243" officeooo:paragraph-rsid="00a00243"/>
    </style:style>
    <style:style style:name="P46" style:family="paragraph" style:parent-style-name="Standard" style:master-page-name="">
      <loext:graphic-properties draw:fill="none"/>
      <style:paragraph-properties fo:margin-left="0.5in" fo:margin-right="0in" fo:line-height="100%" fo:text-indent="0in" style:auto-text-indent="false" style:page-number="auto" fo:background-color="transparent"/>
      <style:text-properties officeooo:rsid="001e4eeb" officeooo:paragraph-rsid="00a00243"/>
    </style:style>
    <style:style style:name="P47" style:family="paragraph" style:parent-style-name="Text_20_body">
      <style:text-properties officeooo:rsid="00b85b6f" officeooo:paragraph-rsid="00b85b6f"/>
    </style:style>
    <style:style style:name="P48" style:family="paragraph" style:parent-style-name="Text_20_body">
      <style:text-properties officeooo:rsid="00bbe4d0" officeooo:paragraph-rsid="00bbe4d0"/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cf0224" officeooo:paragraph-rsid="00cf0224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cf0224" officeooo:paragraph-rsid="00cf0224"/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0b4b9" officeooo:paragraph-rsid="00d0b4b9"/>
    </style:style>
    <style:style style:name="P52" style:family="paragraph" style:parent-style-name="Text_20_body">
      <style:text-properties officeooo:rsid="00d0b4b9" officeooo:paragraph-rsid="00d0b4b9"/>
    </style:style>
    <style:style style:name="P5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0b4b9" officeooo:paragraph-rsid="00d0b4b9"/>
    </style:style>
    <style:style style:name="P5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101d3" officeooo:paragraph-rsid="00d101d3"/>
    </style:style>
    <style:style style:name="P55" style:family="paragraph" style:parent-style-name="Text_20_body">
      <style:text-properties officeooo:rsid="00d2f6c1" officeooo:paragraph-rsid="00d2f6c1"/>
    </style:style>
    <style:style style:name="P5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2f6c1" officeooo:paragraph-rsid="00d2f6c1"/>
    </style:style>
    <style:style style:name="P5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2f6c1" officeooo:paragraph-rsid="00d2f6c1"/>
    </style:style>
    <style:style style:name="P58" style:family="paragraph" style:parent-style-name="Heading_20_1">
      <style:text-properties officeooo:rsid="0093f4d7" officeooo:paragraph-rsid="0093f4d7"/>
    </style:style>
    <style:style style:name="P59" style:family="paragraph" style:parent-style-name="Text_20_body">
      <style:text-properties style:use-window-font-color="true" loext:opacity="0%" officeooo:rsid="00a542bd" officeooo:paragraph-rsid="00a542bd"/>
    </style:style>
    <style:style style:name="P60" style:family="paragraph" style:parent-style-name="Text_20_body">
      <style:text-properties style:use-window-font-color="true" loext:opacity="0%" officeooo:rsid="00af5a05" officeooo:paragraph-rsid="00af5a05"/>
    </style:style>
    <style:style style:name="P61" style:family="paragraph" style:parent-style-name="Text_20_body">
      <style:text-properties style:use-window-font-color="true" loext:opacity="0%" officeooo:rsid="00b3bf43" officeooo:paragraph-rsid="00b3bf43"/>
    </style:style>
    <style:style style:name="P62" style:family="paragraph" style:parent-style-name="Text_20_body">
      <style:text-properties style:use-window-font-color="true" loext:opacity="0%" officeooo:rsid="00b491fd" officeooo:paragraph-rsid="00b491fd"/>
    </style:style>
    <style:style style:name="P63" style:family="paragraph" style:parent-style-name="Text_20_body">
      <style:text-properties style:use-window-font-color="true" loext:opacity="0%" officeooo:rsid="00ae28fc" officeooo:paragraph-rsid="00ae28fc"/>
    </style:style>
    <style:style style:name="P6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use-window-font-color="true" loext:opacity="0%" officeooo:rsid="00a60a09" officeooo:paragraph-rsid="00a60a09"/>
    </style:style>
    <style:style style:name="P65" style:family="paragraph" style:parent-style-name="Text_20_body">
      <style:text-properties style:use-window-font-color="true" loext:opacity="0%" officeooo:rsid="0093f4d7" officeooo:paragraph-rsid="00acfdb5"/>
    </style:style>
    <style:style style:name="P66" style:family="paragraph" style:parent-style-name="Text_20_body">
      <style:text-properties style:use-window-font-color="true" loext:opacity="0%" officeooo:rsid="00a60a09" officeooo:paragraph-rsid="00a60a09"/>
    </style:style>
    <style:style style:name="P6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60a09" officeooo:paragraph-rsid="00a60a09"/>
    </style:style>
    <style:style style:name="P68" style:family="paragraph" style:parent-style-name="Text_20_body">
      <style:text-properties style:use-window-font-color="true" loext:opacity="0%" officeooo:rsid="00a60a09" officeooo:paragraph-rsid="00ac1192"/>
    </style:style>
    <style:style style:name="P6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-0.5in" style:auto-text-indent="false" fo:background-color="transparent"/>
      <style:text-properties style:use-window-font-color="true" loext:opacity="0%" officeooo:rsid="00ac1192" officeooo:paragraph-rsid="00ac1192"/>
    </style:style>
    <style:style style:name="P7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officeooo:rsid="00ac1192" officeooo:paragraph-rsid="00acfdb5"/>
    </style:style>
    <style:style style:name="P7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1192" officeooo:paragraph-rsid="00ac1192"/>
    </style:style>
    <style:style style:name="P7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60a09" officeooo:paragraph-rsid="00ac1192"/>
    </style:style>
    <style:style style:name="P7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fdb5" officeooo:paragraph-rsid="00acfdb5"/>
    </style:style>
    <style:style style:name="P7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cfdb5" officeooo:paragraph-rsid="00acfdb5"/>
    </style:style>
    <style:style style:name="P75" style:family="paragraph" style:parent-style-name="Text_20_body">
      <style:text-properties style:use-window-font-color="true" loext:opacity="0%" officeooo:rsid="00a60a09" officeooo:paragraph-rsid="00aabb10"/>
    </style:style>
    <style:style style:name="P76" style:family="paragraph" style:parent-style-name="Text_20_body">
      <style:text-properties fo:color="#ff0000" loext:opacity="100%" officeooo:rsid="00a60a09" officeooo:paragraph-rsid="00a60a09"/>
    </style:style>
    <style:style style:name="P77" style:family="paragraph" style:parent-style-name="Standard">
      <style:text-properties officeooo:rsid="00116953" officeooo:paragraph-rsid="00116953"/>
    </style:style>
    <style:style style:name="P78" style:family="paragraph" style:parent-style-name="Standard">
      <style:text-properties officeooo:rsid="00116953" officeooo:paragraph-rsid="001f64dd"/>
    </style:style>
    <style:style style:name="P79" style:family="paragraph" style:parent-style-name="Standard">
      <style:text-properties officeooo:rsid="00249123" officeooo:paragraph-rsid="00249123"/>
    </style:style>
    <style:style style:name="P80" style:family="paragraph" style:parent-style-name="Standard">
      <style:text-properties officeooo:rsid="0096690d" officeooo:paragraph-rsid="0096690d"/>
    </style:style>
    <style:style style:name="P81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1c61fe" officeooo:paragraph-rsid="00e5326c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1c61fe" officeooo:paragraph-rsid="00e5326c" style:font-weight-asian="normal" style:font-weight-complex="normal"/>
    </style:style>
    <style:style style:name="P84" style:family="paragraph" style:parent-style-name="Standard">
      <style:text-properties fo:font-weight="normal" officeooo:rsid="0020ccf2" officeooo:paragraph-rsid="0020ccf2" style:font-weight-asian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ccf2" officeooo:paragraph-rsid="0020ccf2"/>
    </style:style>
    <style:style style:name="P8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ccf2" officeooo:paragraph-rsid="0020ccf2"/>
    </style:style>
    <style:style style:name="P87" style:family="paragraph" style:parent-style-name="Standard">
      <style:text-properties officeooo:rsid="0020ccf2" officeooo:paragraph-rsid="0020ccf2"/>
    </style:style>
    <style:style style:name="P8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11e24" officeooo:paragraph-rsid="00211e24"/>
    </style:style>
    <style:style style:name="P8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e24" officeooo:paragraph-rsid="00211e24"/>
    </style:style>
    <style:style style:name="P90" style:family="paragraph" style:parent-style-name="Standard">
      <style:text-properties officeooo:rsid="00211e24" officeooo:paragraph-rsid="00211e24"/>
    </style:style>
    <style:style style:name="P91" style:family="paragraph" style:parent-style-name="Standard">
      <style:text-properties fo:font-weight="normal" officeooo:rsid="004c7389" officeooo:paragraph-rsid="004c7389" style:font-weight-asian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4c7389" officeooo:paragraph-rsid="004c7389"/>
    </style:style>
    <style:style style:name="P9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4c7389" officeooo:paragraph-rsid="004c7389"/>
    </style:style>
    <style:style style:name="P94" style:family="paragraph" style:parent-style-name="Standard">
      <style:text-properties officeooo:rsid="00c76806" officeooo:paragraph-rsid="00c76806"/>
    </style:style>
    <style:style style:name="P95" style:family="paragraph" style:parent-style-name="Standard">
      <style:text-properties officeooo:rsid="00663ab9" officeooo:paragraph-rsid="00663ab9"/>
    </style:style>
    <style:style style:name="P96" style:family="paragraph" style:parent-style-name="Heading_20_1">
      <style:text-properties officeooo:rsid="00163c15" officeooo:paragraph-rsid="00163c15"/>
    </style:style>
    <style:style style:name="P97" style:family="paragraph" style:parent-style-name="Text_20_body">
      <style:text-properties officeooo:rsid="00163c15" officeooo:paragraph-rsid="0017015b"/>
    </style:style>
    <style:style style:name="P98" style:family="paragraph" style:parent-style-name="Text_20_body">
      <style:text-properties officeooo:rsid="00163c15" officeooo:paragraph-rsid="00163c15"/>
    </style:style>
    <style:style style:name="P99" style:family="paragraph" style:parent-style-name="Text_20_body">
      <style:text-properties officeooo:rsid="0017015b" officeooo:paragraph-rsid="0017015b"/>
    </style:style>
    <style:style style:name="P100" style:family="paragraph" style:parent-style-name="Heading_20_1">
      <style:text-properties officeooo:rsid="00a1c285" officeooo:paragraph-rsid="00a1c285"/>
    </style:style>
    <style:style style:name="P101" style:family="paragraph" style:parent-style-name="Text_20_body">
      <style:text-properties fo:color="#ff0000" loext:opacity="100%" officeooo:paragraph-rsid="00a1c285"/>
    </style:style>
    <style:style style:name="P102" style:family="paragraph" style:parent-style-name="Heading_20_1">
      <style:text-properties officeooo:rsid="007044c2" officeooo:paragraph-rsid="007044c2"/>
    </style:style>
    <style:style style:name="P103" style:family="paragraph" style:parent-style-name="Text_20_body">
      <style:text-properties officeooo:rsid="007071b3" officeooo:paragraph-rsid="007071b3"/>
    </style:style>
    <style:style style:name="P104" style:family="paragraph" style:parent-style-name="Text_20_body">
      <style:text-properties officeooo:rsid="00478fb7" officeooo:paragraph-rsid="00478fb7"/>
    </style:style>
    <style:style style:name="P105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10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10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108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10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1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111" style:family="paragraph" style:parent-style-name="Standard">
      <style:text-properties officeooo:rsid="001250d7" officeooo:paragraph-rsid="001250d7"/>
    </style:style>
    <style:style style:name="P112" style:family="paragraph" style:parent-style-name="Standard">
      <style:text-properties officeooo:rsid="001352b6" officeooo:paragraph-rsid="001352b6"/>
    </style:style>
    <style:style style:name="P113" style:family="paragraph" style:parent-style-name="Standard">
      <style:text-properties officeooo:rsid="0013cf91" officeooo:paragraph-rsid="0013cf91"/>
    </style:style>
    <style:style style:name="P114" style:family="paragraph" style:parent-style-name="Standard">
      <style:text-properties fo:language="en" fo:country="US" officeooo:rsid="00d9fafb" officeooo:paragraph-rsid="00d9fafb"/>
    </style:style>
    <style:style style:name="P115" style:family="paragraph" style:parent-style-name="Standard">
      <style:text-properties fo:language="en" fo:country="US" officeooo:rsid="00da5c3f" officeooo:paragraph-rsid="00da5c3f"/>
    </style:style>
    <style:style style:name="P116" style:family="paragraph" style:parent-style-name="Standard">
      <style:text-properties fo:language="en" fo:country="US" fo:font-weight="bold" officeooo:rsid="00dc4078" officeooo:paragraph-rsid="00dc4078" style:font-weight-asian="bold" style:font-weight-complex="bold"/>
    </style:style>
    <style:style style:name="P117" style:family="paragraph" style:parent-style-name="Standard">
      <style:text-properties fo:language="en" fo:country="US" officeooo:rsid="00dc4078" officeooo:paragraph-rsid="00dc4078"/>
    </style:style>
    <style:style style:name="P118" style:family="paragraph" style:parent-style-name="Standard">
      <style:text-properties fo:language="en" fo:country="US" fo:font-weight="bold" officeooo:rsid="00de18f8" officeooo:paragraph-rsid="00de18f8" style:font-weight-asian="bold" style:font-weight-complex="bold"/>
    </style:style>
    <style:style style:name="P119" style:family="paragraph" style:parent-style-name="Standard">
      <style:text-properties fo:language="en" fo:country="US" officeooo:rsid="00de18f8" officeooo:paragraph-rsid="00de18f8"/>
    </style:style>
    <style:style style:name="P120" style:family="paragraph" style:parent-style-name="Standard">
      <style:text-properties fo:language="en" fo:country="US" fo:font-weight="bold" officeooo:rsid="00dfcec7" officeooo:paragraph-rsid="00dfcec7" style:font-weight-asian="bold" style:font-weight-complex="bold"/>
    </style:style>
    <style:style style:name="P121" style:family="paragraph" style:parent-style-name="Standard">
      <style:text-properties fo:language="en" fo:country="US" fo:font-weight="normal" officeooo:rsid="00dfcec7" officeooo:paragraph-rsid="00dfcec7" style:font-weight-asian="normal" style:font-weight-complex="normal"/>
    </style:style>
    <style:style style:name="P122" style:family="paragraph" style:parent-style-name="Standard">
      <style:text-properties fo:language="en" fo:country="US" fo:font-weight="normal" officeooo:rsid="00dfcec7" officeooo:paragraph-rsid="00e28d3d" style:font-weight-asian="normal" style:font-weight-complex="normal"/>
    </style:style>
    <style:style style:name="P123" style:family="paragraph" style:parent-style-name="Standard">
      <style:text-properties fo:language="en" fo:country="US" fo:font-weight="normal" officeooo:rsid="00e28d3d" officeooo:paragraph-rsid="00e28d3d" style:font-weight-asian="normal" style:font-weight-complex="normal"/>
    </style:style>
    <style:style style:name="P124" style:family="paragraph" style:parent-style-name="Standard">
      <style:text-properties fo:language="en" fo:country="US" officeooo:rsid="00dfcec7" officeooo:paragraph-rsid="00dfcec7"/>
    </style:style>
    <style:style style:name="P125" style:family="paragraph" style:parent-style-name="Standard">
      <style:text-properties fo:language="en" fo:country="US" officeooo:rsid="00e28d3d" officeooo:paragraph-rsid="00e28d3d"/>
    </style:style>
    <style:style style:name="P126" style:family="paragraph" style:parent-style-name="Standard">
      <style:text-properties fo:language="en" fo:country="US" officeooo:rsid="00d9fafb" officeooo:paragraph-rsid="00de18f8"/>
    </style:style>
    <style:style style:name="P127" style:family="paragraph" style:parent-style-name="Heading_20_1">
      <style:text-properties officeooo:rsid="00d4edfd" officeooo:paragraph-rsid="00d4edfd"/>
    </style:style>
    <style:style style:name="P128" style:family="paragraph" style:parent-style-name="Text_20_body">
      <style:text-properties officeooo:rsid="00d5b199" officeooo:paragraph-rsid="00d5b199"/>
    </style:style>
    <style:style style:name="P129" style:family="paragraph" style:parent-style-name="Text_20_body">
      <style:text-properties fo:font-weight="bold" style:font-weight-asian="bold" style:font-weight-complex="bold"/>
    </style:style>
    <style:style style:name="P130" style:family="paragraph" style:parent-style-name="Text_20_body">
      <style:text-properties fo:font-weight="normal" officeooo:rsid="00d5b199" officeooo:paragraph-rsid="00d5b199" style:font-weight-asian="normal" style:font-weight-complex="normal"/>
    </style:style>
    <style:style style:name="P131" style:family="paragraph" style:parent-style-name="Text_20_body">
      <style:text-properties fo:font-weight="bold" officeooo:rsid="00d60945" officeooo:paragraph-rsid="00d60945" style:font-weight-asian="bold" style:font-weight-complex="bold"/>
    </style:style>
    <style:style style:name="P132" style:family="paragraph" style:parent-style-name="Text_20_body">
      <style:text-properties fo:font-weight="normal" officeooo:rsid="00d60945" officeooo:paragraph-rsid="00d60945" style:font-weight-asian="normal" style:font-weight-complex="normal"/>
    </style:style>
    <style:style style:name="P13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3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35" style:family="paragraph" style:parent-style-name="Text_20_body">
      <style:text-properties fo:font-weight="normal" officeooo:rsid="00d6f2e3" officeooo:paragraph-rsid="00d6f2e3" style:font-weight-asian="normal" style:font-weight-complex="normal"/>
    </style:style>
    <style:style style:name="P13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3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d6f2e3" officeooo:paragraph-rsid="00d6f2e3" style:font-weight-asian="normal" style:font-weight-complex="normal"/>
    </style:style>
    <style:style style:name="P13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d6f2e3" officeooo:paragraph-rsid="00d6f2e3" style:font-weight-asian="normal" style:font-weight-complex="normal"/>
    </style:style>
    <style:style style:name="P13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82e34" officeooo:paragraph-rsid="00d82e34" style:font-weight-asian="normal" style:font-weight-complex="normal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bold" officeooo:rsid="00d82e34" officeooo:paragraph-rsid="00d82e34" style:font-weight-asian="bold" style:font-weight-complex="bold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82e34" officeooo:paragraph-rsid="00d82e34" style:font-weight-asian="normal" style:font-weight-complex="normal"/>
    </style:style>
    <style:style style:name="P142" style:family="paragraph" style:parent-style-name="Heading_20_1">
      <style:text-properties officeooo:rsid="005345c0" officeooo:paragraph-rsid="005345c0"/>
    </style:style>
    <style:style style:name="P143" style:family="paragraph" style:parent-style-name="Text_20_body">
      <style:text-properties officeooo:rsid="005345c0" officeooo:paragraph-rsid="005345c0"/>
    </style:style>
    <style:style style:name="P144" style:family="paragraph" style:parent-style-name="Text_20_body">
      <style:text-properties officeooo:rsid="005398d6" officeooo:paragraph-rsid="005398d6"/>
    </style:style>
    <style:style style:name="P145" style:family="paragraph" style:parent-style-name="Text_20_body">
      <style:text-properties officeooo:rsid="0054733e" officeooo:paragraph-rsid="0054733e"/>
    </style:style>
    <style:style style:name="P146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147" style:family="paragraph" style:parent-style-name="Text_20_body">
      <style:text-properties officeooo:rsid="0055df56" officeooo:paragraph-rsid="0055df56"/>
    </style:style>
    <style:style style:name="P148" style:family="paragraph" style:parent-style-name="Text_20_body">
      <style:text-properties officeooo:rsid="0058cbbf" officeooo:paragraph-rsid="0058cbbf"/>
    </style:style>
    <style:style style:name="P149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150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158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59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160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161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62" style:family="paragraph" style:parent-style-name="Text_20_body">
      <style:text-properties officeooo:rsid="0034e8a2" officeooo:paragraph-rsid="0040a430"/>
    </style:style>
    <style:style style:name="P163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164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165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166" style:family="paragraph" style:parent-style-name="Text_20_body">
      <style:text-properties officeooo:rsid="0034e8a2" officeooo:paragraph-rsid="00369ffa"/>
    </style:style>
    <style:style style:name="P167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68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169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170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71" style:family="paragraph" style:parent-style-name="Text_20_body">
      <style:text-properties officeooo:rsid="00395a4d" officeooo:paragraph-rsid="00395a4d"/>
    </style:style>
    <style:style style:name="P172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173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74" style:family="paragraph" style:parent-style-name="Text_20_body">
      <style:text-properties officeooo:rsid="003b9899" officeooo:paragraph-rsid="003b9899"/>
    </style:style>
    <style:style style:name="P175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176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177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78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79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180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18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18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183" style:family="paragraph" style:parent-style-name="Text_20_body">
      <style:text-properties officeooo:rsid="00354461" officeooo:paragraph-rsid="00354461"/>
    </style:style>
    <style:style style:name="P184" style:family="paragraph" style:parent-style-name="Text_20_body">
      <style:text-properties officeooo:rsid="004d177b" officeooo:paragraph-rsid="004d177b"/>
    </style:style>
    <style:style style:name="P185" style:family="paragraph" style:parent-style-name="Heading_20_2">
      <style:text-properties officeooo:rsid="00628127" officeooo:paragraph-rsid="00628127"/>
    </style:style>
    <style:style style:name="P186" style:family="paragraph" style:parent-style-name="Text_20_body">
      <style:text-properties officeooo:rsid="00628127" officeooo:paragraph-rsid="00628127"/>
    </style:style>
    <style:style style:name="P187" style:family="paragraph" style:parent-style-name="Text_20_body">
      <style:text-properties officeooo:rsid="004ebd1a" officeooo:paragraph-rsid="004ebd1a"/>
    </style:style>
    <style:style style:name="P188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18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90" style:family="paragraph" style:parent-style-name="Text_20_body">
      <style:text-properties officeooo:rsid="004fe2e3" officeooo:paragraph-rsid="004fe2e3"/>
    </style:style>
    <style:style style:name="P19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92" style:family="paragraph" style:parent-style-name="Text_20_body">
      <style:text-properties officeooo:rsid="0065086a" officeooo:paragraph-rsid="0065086a"/>
    </style:style>
    <style:style style:name="P193" style:family="paragraph" style:parent-style-name="Text_20_body">
      <style:text-properties officeooo:rsid="005000c9" officeooo:paragraph-rsid="005000c9"/>
    </style:style>
    <style:style style:name="P194" style:family="paragraph" style:parent-style-name="Text_20_body">
      <style:text-properties officeooo:rsid="00523761" officeooo:paragraph-rsid="00523761"/>
    </style:style>
    <style:style style:name="P195" style:family="paragraph" style:parent-style-name="Text_20_body">
      <style:text-properties officeooo:rsid="0063bc70" officeooo:paragraph-rsid="0063bc70"/>
    </style:style>
    <style:style style:name="P196" style:family="paragraph" style:parent-style-name="Text_20_body">
      <style:text-properties officeooo:rsid="00524c48" officeooo:paragraph-rsid="00524c48"/>
    </style:style>
    <style:style style:name="P197" style:family="paragraph" style:parent-style-name="Text_20_body">
      <style:paragraph-properties fo:margin-top="0in" fo:margin-bottom="0in" style:contextual-spacing="false"/>
      <style:text-properties officeooo:rsid="0068ef07" officeooo:paragraph-rsid="0068ef07"/>
    </style:style>
    <style:style style:name="P198" style:family="paragraph" style:parent-style-name="Text_20_body">
      <style:paragraph-properties fo:margin-top="0in" fo:margin-bottom="0in" style:contextual-spacing="false"/>
      <style:text-properties officeooo:rsid="0068ef07" officeooo:paragraph-rsid="006d0ff4"/>
    </style:style>
    <style:style style:name="P199" style:family="paragraph" style:parent-style-name="Text_20_body">
      <style:paragraph-properties fo:margin-top="0in" fo:margin-bottom="0in" style:contextual-spacing="false"/>
      <style:text-properties officeooo:rsid="006d0ff4" officeooo:paragraph-rsid="006d0ff4"/>
    </style:style>
    <style:style style:name="P200" style:family="paragraph" style:parent-style-name="Text_20_body">
      <style:paragraph-properties fo:margin-top="0in" fo:margin-bottom="0in" style:contextual-spacing="false"/>
      <style:text-properties officeooo:rsid="006a64bc" officeooo:paragraph-rsid="006a64bc"/>
    </style:style>
    <style:style style:name="P201" style:family="paragraph" style:parent-style-name="Text_20_body">
      <style:text-properties officeooo:rsid="006d0ff4" officeooo:paragraph-rsid="006d0ff4"/>
    </style:style>
    <style:style style:name="P202" style:family="paragraph" style:parent-style-name="Text_20_body">
      <style:text-properties officeooo:rsid="0079fbf7" officeooo:paragraph-rsid="0079fbf7"/>
    </style:style>
    <style:style style:name="P203" style:family="paragraph" style:parent-style-name="Text_20_body">
      <style:text-properties fo:color="#ff0000" loext:opacity="100%" officeooo:rsid="0079fbf7" officeooo:paragraph-rsid="0079fbf7"/>
    </style:style>
    <style:style style:name="P204" style:family="paragraph" style:parent-style-name="Text_20_body">
      <style:text-properties officeooo:rsid="007ae49e" officeooo:paragraph-rsid="007ae49e"/>
    </style:style>
    <style:style style:name="P20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e49e" officeooo:paragraph-rsid="007ae49e"/>
    </style:style>
    <style:style style:name="P20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7ae49e" officeooo:paragraph-rsid="007ae49e"/>
    </style:style>
    <style:style style:name="P207" style:family="paragraph" style:parent-style-name="Text_20_body">
      <style:paragraph-properties fo:margin-top="0in" fo:margin-bottom="0.0181in" style:contextual-spacing="false"/>
      <style:text-properties fo:language="en" fo:country="US" fo:font-weight="normal" officeooo:rsid="0081d9d6" officeooo:paragraph-rsid="0081d9d6" style:font-weight-asian="normal" style:font-weight-complex="normal"/>
    </style:style>
    <style:style style:name="P20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209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21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bba" officeooo:paragraph-rsid="0081dbba" style:font-weight-asian="normal" style:font-weight-complex="normal"/>
    </style:style>
    <style:style style:name="P211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3c351" style:font-weight-asian="normal" style:font-weight-complex="normal"/>
    </style:style>
    <style:style style:name="P212" style:family="paragraph" style:parent-style-name="Text_20_body">
      <style:paragraph-properties fo:margin-top="0in" fo:margin-bottom="0.0181in" style:contextual-spacing="false"/>
      <style:text-properties fo:language="en" fo:country="US" officeooo:rsid="0081d9d6" officeooo:paragraph-rsid="0081d9d6"/>
    </style:style>
    <style:style style:name="P213" style:family="paragraph" style:parent-style-name="Text_20_body">
      <style:paragraph-properties fo:margin-top="0in" fo:margin-bottom="0.0181in" style:contextual-spacing="false"/>
      <style:text-properties fo:language="en" fo:country="US" officeooo:rsid="007c80df" officeooo:paragraph-rsid="007c80df"/>
    </style:style>
    <style:style style:name="P21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fa229" officeooo:paragraph-rsid="007fa229"/>
    </style:style>
    <style:style style:name="P21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fa229" officeooo:paragraph-rsid="007fa229"/>
    </style:style>
    <style:style style:name="P21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c80df" officeooo:paragraph-rsid="007c80df"/>
    </style:style>
    <style:style style:name="P21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c80df" officeooo:paragraph-rsid="007c80df"/>
    </style:style>
    <style:style style:name="P21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21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22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bold" officeooo:rsid="007ec937" officeooo:paragraph-rsid="007ec937" style:font-weight-asian="bold" style:font-weight-complex="bold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2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2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2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2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8c39f" style:font-weight-asian="normal" style:font-weight-complex="normal"/>
    </style:style>
    <style:style style:name="P22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6fbf5" style:font-weight-asian="normal" style:font-weight-complex="normal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32" style:family="paragraph" style:parent-style-name="Text_20_body">
      <style:paragraph-properties fo:margin-top="0in" fo:margin-bottom="0.0181in" style:contextual-spacing="false"/>
      <style:text-properties fo:color="#ff0000" loext:opacity="100%" fo:language="en" fo:country="US" officeooo:rsid="007fa229" officeooo:paragraph-rsid="007fa229"/>
    </style:style>
    <style:style style:name="P233" style:family="paragraph" style:parent-style-name="Text_20_body">
      <style:paragraph-properties fo:margin-top="0in" fo:margin-bottom="0.0181in" style:contextual-spacing="false"/>
      <style:text-properties style:use-window-font-color="true" loext:opacity="0%" fo:language="en" fo:country="US" officeooo:rsid="008d9386" officeooo:paragraph-rsid="008d9386"/>
    </style:style>
    <style:style style:name="P23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d9386"/>
    </style:style>
    <style:style style:name="P23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3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e3073"/>
    </style:style>
    <style:style style:name="P23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e3073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4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e3073" officeooo:paragraph-rsid="008e3073"/>
    </style:style>
    <style:style style:name="P24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42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04e02" officeooo:paragraph-rsid="00904e02"/>
    </style:style>
    <style:style style:name="P24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15e63" officeooo:paragraph-rsid="00915e63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904e02" officeooo:paragraph-rsid="00904e02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aafb" officeooo:paragraph-rsid="008eaafb"/>
    </style:style>
    <style:style style:name="P246" style:family="paragraph" style:parent-style-name="Text_20_body">
      <style:text-properties officeooo:paragraph-rsid="009c8d0c"/>
    </style:style>
    <style:style style:name="P247" style:family="paragraph" style:parent-style-name="Text_20_body">
      <style:text-properties officeooo:rsid="0093f4d7" officeooo:paragraph-rsid="0093f4d7"/>
    </style:style>
    <style:style style:name="P248" style:family="paragraph" style:parent-style-name="Text_20_body">
      <style:text-properties officeooo:rsid="0094bfbd" officeooo:paragraph-rsid="00a3c710"/>
    </style:style>
    <style:style style:name="P249" style:family="paragraph" style:parent-style-name="Text_20_body">
      <style:paragraph-properties fo:line-height="100%"/>
      <style:text-properties officeooo:rsid="0093f4d7" officeooo:paragraph-rsid="0093f4d7"/>
    </style:style>
    <style:style style:name="P25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5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4bfbd" officeooo:paragraph-rsid="0094bfbd"/>
    </style:style>
    <style:style style:name="P25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officeooo:rsid="009ab6ed" officeooo:paragraph-rsid="009ab6ed"/>
    </style:style>
    <style:style style:name="P253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54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85443" officeooo:paragraph-rsid="00985443"/>
    </style:style>
    <style:style style:name="P255" style:family="paragraph" style:parent-style-name="Text_20_body">
      <style:paragraph-properties fo:margin-top="0in" fo:margin-bottom="0.0181in" style:contextual-spacing="false"/>
      <style:text-properties officeooo:rsid="0093f4d7" officeooo:paragraph-rsid="0093f4d7"/>
    </style:style>
    <style:style style:name="P256" style:family="paragraph" style:parent-style-name="Text_20_body">
      <style:paragraph-properties fo:margin-top="0in" fo:margin-bottom="0.0181in" style:contextual-spacing="false"/>
      <style:text-properties officeooo:rsid="0094bfbd" officeooo:paragraph-rsid="0094bfbd"/>
    </style:style>
    <style:style style:name="P257" style:family="paragraph" style:parent-style-name="Text_20_body">
      <style:paragraph-properties fo:margin-top="0in" fo:margin-bottom="0.0181in" style:contextual-spacing="false"/>
      <style:text-properties officeooo:rsid="0096690d" officeooo:paragraph-rsid="0096690d"/>
    </style:style>
    <style:style style:name="P258" style:family="paragraph" style:parent-style-name="Text_20_body">
      <style:paragraph-properties fo:margin-top="0in" fo:margin-bottom="0.0181in" style:contextual-spacing="false"/>
      <style:text-properties officeooo:rsid="00985443" officeooo:paragraph-rsid="00985443"/>
    </style:style>
    <style:style style:name="P259" style:family="paragraph" style:parent-style-name="Text_20_body">
      <style:paragraph-properties fo:margin-top="0in" fo:margin-bottom="0.0181in" style:contextual-spacing="false"/>
      <style:text-properties officeooo:rsid="009ab6ed" officeooo:paragraph-rsid="009ab6ed"/>
    </style:style>
    <style:style style:name="P260" style:family="paragraph" style:parent-style-name="Text_20_body">
      <style:paragraph-properties fo:margin-top="0in" fo:margin-bottom="0.0181in" style:contextual-spacing="false"/>
      <style:text-properties fo:color="#ff0000" loext:opacity="100%" officeooo:rsid="009c342d" officeooo:paragraph-rsid="009c342d"/>
    </style:style>
    <style:style style:name="P261" style:family="paragraph" style:parent-style-name="Text_20_body">
      <style:paragraph-properties fo:margin-top="0in" fo:margin-bottom="0.0181in" style:contextual-spacing="false"/>
      <style:text-properties officeooo:rsid="009733bd" officeooo:paragraph-rsid="009733bd"/>
    </style:style>
    <style:style style:name="P262" style:family="paragraph" style:parent-style-name="Text_20_body">
      <style:paragraph-properties fo:margin-top="0in" fo:margin-bottom="0.0181in" style:contextual-spacing="false"/>
      <style:text-properties officeooo:rsid="009939a3" officeooo:paragraph-rsid="009939a3"/>
    </style:style>
    <style:style style:name="P263" style:family="paragraph" style:parent-style-name="Text_20_body">
      <style:paragraph-properties fo:margin-top="0in" fo:margin-bottom="0.0181in" style:contextual-spacing="false"/>
      <style:text-properties officeooo:rsid="0094bfbd" officeooo:paragraph-rsid="009939a3"/>
    </style:style>
    <style:style style:name="P264" style:family="paragraph" style:parent-style-name="Text_20_body">
      <style:text-properties officeooo:rsid="00a362af" officeooo:paragraph-rsid="00a362af"/>
    </style:style>
    <style:style style:name="P265" style:family="paragraph" style:parent-style-name="Text_20_body">
      <style:text-properties officeooo:rsid="00a3c710" officeooo:paragraph-rsid="00a3c710"/>
    </style:style>
    <style:style style:name="P266" style:family="paragraph" style:parent-style-name="Text_20_body">
      <style:text-properties fo:color="#ff0000" loext:opacity="100%" officeooo:rsid="00a430cd" officeooo:paragraph-rsid="00a430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76c05"/>
    </style:style>
    <style:style style:name="T3" style:family="text">
      <style:text-properties officeooo:rsid="00c46e3e"/>
    </style:style>
    <style:style style:name="T4" style:family="text">
      <style:text-properties fo:font-weight="normal" officeooo:rsid="00c46e3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01f0e"/>
    </style:style>
    <style:style style:name="T7" style:family="text">
      <style:text-properties officeooo:rsid="00c8ca3d"/>
    </style:style>
    <style:style style:name="T8" style:family="text">
      <style:text-properties fo:font-weight="bold" officeooo:rsid="00c8ca3d" style:font-weight-asian="bold" style:font-weight-complex="bold"/>
    </style:style>
    <style:style style:name="T9" style:family="text">
      <style:text-properties fo:font-weight="normal" officeooo:rsid="00bf67b6" style:font-weight-asian="normal" style:font-weight-complex="normal"/>
    </style:style>
    <style:style style:name="T10" style:family="text">
      <style:text-properties officeooo:rsid="00b491fd"/>
    </style:style>
    <style:style style:name="T11" style:family="text">
      <style:text-properties officeooo:rsid="009e0eae"/>
    </style:style>
    <style:style style:name="T12" style:family="text">
      <style:text-properties fo:font-weight="normal" officeooo:rsid="00a00243" style:font-weight-asian="normal" style:font-weight-complex="normal"/>
    </style:style>
    <style:style style:name="T13" style:family="text">
      <style:text-properties officeooo:rsid="001ebb3a"/>
    </style:style>
    <style:style style:name="T14" style:family="text">
      <style:text-properties officeooo:rsid="007044c2"/>
    </style:style>
    <style:style style:name="T15" style:family="text">
      <style:text-properties officeooo:rsid="00bbe4d0"/>
    </style:style>
    <style:style style:name="T16" style:family="text">
      <style:text-properties officeooo:rsid="00bd375d"/>
    </style:style>
    <style:style style:name="T17" style:family="text">
      <style:text-properties officeooo:rsid="00a542bd"/>
    </style:style>
    <style:style style:name="T18" style:family="text">
      <style:text-properties officeooo:rsid="00a60a09"/>
    </style:style>
    <style:style style:name="T19" style:family="text">
      <style:text-properties fo:language="uk" fo:country="UA"/>
    </style:style>
    <style:style style:name="T20" style:family="text">
      <style:text-properties fo:language="en" fo:country="US" officeooo:rsid="00a86bbd"/>
    </style:style>
    <style:style style:name="T21" style:family="text">
      <style:text-properties fo:language="en" fo:country="US" officeooo:rsid="00a8ef42"/>
    </style:style>
    <style:style style:name="T22" style:family="text">
      <style:text-properties fo:color="#ff0000" loext:opacity="100%" fo:language="en" fo:country="US" officeooo:rsid="00a8ef42"/>
    </style:style>
    <style:style style:name="T23" style:family="text">
      <style:text-properties fo:color="#000000" loext:opacity="100%" fo:language="en" fo:country="US" officeooo:rsid="00a8ef42"/>
    </style:style>
    <style:style style:name="T24" style:family="text">
      <style:text-properties fo:color="#000000" loext:opacity="100%" fo:language="en" fo:country="US" officeooo:rsid="00acfdb5"/>
    </style:style>
    <style:style style:name="T25" style:family="text">
      <style:text-properties fo:color="#000000" loext:opacity="100%" fo:language="en" fo:country="US" officeooo:rsid="00ae28fc"/>
    </style:style>
    <style:style style:name="T26" style:family="text">
      <style:text-properties fo:language="en" fo:country="US" officeooo:rsid="00a7f3a4"/>
    </style:style>
    <style:style style:name="T27" style:family="text">
      <style:text-properties fo:language="en" fo:country="US" officeooo:rsid="00ac06b0"/>
    </style:style>
    <style:style style:name="T28" style:family="text">
      <style:text-properties fo:font-weight="bold" officeooo:rsid="00a86bbd" style:font-weight-asian="bold" style:font-weight-complex="bold"/>
    </style:style>
    <style:style style:name="T29" style:family="text">
      <style:text-properties officeooo:rsid="00a86bbd"/>
    </style:style>
    <style:style style:name="T30" style:family="text">
      <style:text-properties officeooo:rsid="00ac06b0"/>
    </style:style>
    <style:style style:name="T31" style:family="text">
      <style:text-properties officeooo:rsid="00ac1192"/>
    </style:style>
    <style:style style:name="T32" style:family="text">
      <style:text-properties fo:language="en" fo:country="US" officeooo:rsid="00aabb10"/>
    </style:style>
    <style:style style:name="T33" style:family="text">
      <style:text-properties fo:language="en" fo:country="US" officeooo:rsid="00b29570"/>
    </style:style>
    <style:style style:name="T34" style:family="text">
      <style:text-properties officeooo:rsid="00acfdb5"/>
    </style:style>
    <style:style style:name="T35" style:family="text">
      <style:text-properties fo:language="en" fo:country="US" fo:font-weight="bold" officeooo:rsid="00ac06b0" style:font-weight-asian="bold" style:font-weight-complex="bold"/>
    </style:style>
    <style:style style:name="T36" style:family="text">
      <style:text-properties fo:language="en" fo:country="US" officeooo:rsid="00acfdb5"/>
    </style:style>
    <style:style style:name="T37" style:family="text">
      <style:text-properties officeooo:rsid="001f64dd"/>
    </style:style>
    <style:style style:name="T38" style:family="text">
      <style:text-properties officeooo:rsid="002048f1"/>
    </style:style>
    <style:style style:name="T39" style:family="text">
      <style:text-properties officeooo:rsid="0020ccf2"/>
    </style:style>
    <style:style style:name="T40" style:family="text">
      <style:text-properties officeooo:rsid="002279b1"/>
    </style:style>
    <style:style style:name="T41" style:family="text">
      <style:text-properties officeooo:rsid="00251b4c"/>
    </style:style>
    <style:style style:name="T42" style:family="text">
      <style:text-properties officeooo:rsid="002ac288"/>
    </style:style>
    <style:style style:name="T43" style:family="text">
      <style:text-properties officeooo:rsid="00cd2491"/>
    </style:style>
    <style:style style:name="T44" style:family="text">
      <style:text-properties officeooo:rsid="00c58ff8"/>
    </style:style>
    <style:style style:name="T45" style:family="text">
      <style:text-properties fo:font-weight="bold" officeooo:rsid="00c58ff8" style:font-weight-asian="bold" style:font-weight-complex="bold"/>
    </style:style>
    <style:style style:name="T46" style:family="text">
      <style:text-properties officeooo:rsid="0017015b"/>
    </style:style>
    <style:style style:name="T47" style:family="text">
      <style:text-properties officeooo:rsid="00e458d7"/>
    </style:style>
    <style:style style:name="T48" style:family="text">
      <style:text-properties fo:color="#ff0000" loext:opacity="100%" officeooo:rsid="00e458d7"/>
    </style:style>
    <style:style style:name="T49" style:family="text">
      <style:text-properties fo:font-weight="bold" officeooo:rsid="0048b2bd" style:font-weight-asian="bold" style:font-weight-complex="bold"/>
    </style:style>
    <style:style style:name="T50" style:family="text">
      <style:text-properties officeooo:rsid="0048b2bd"/>
    </style:style>
    <style:style style:name="T51" style:family="text">
      <style:text-properties officeooo:rsid="001352b6"/>
    </style:style>
    <style:style style:name="T52" style:family="text">
      <style:text-properties officeooo:rsid="00dbe3d4"/>
    </style:style>
    <style:style style:name="T53" style:family="text">
      <style:text-properties officeooo:rsid="00de18f8"/>
    </style:style>
    <style:style style:name="T54" style:family="text">
      <style:text-properties fo:color="#ff0000" loext:opacity="100%"/>
    </style:style>
    <style:style style:name="T55" style:family="text">
      <style:text-properties officeooo:rsid="00e09277"/>
    </style:style>
    <style:style style:name="T56" style:family="text">
      <style:text-properties fo:font-weight="normal" officeooo:rsid="00e09277" style:font-weight-asian="normal" style:font-weight-complex="normal"/>
    </style:style>
    <style:style style:name="T57" style:family="text">
      <style:text-properties officeooo:rsid="00d60945"/>
    </style:style>
    <style:style style:name="T58" style:family="text">
      <style:text-properties fo:language="uk" fo:country="UA" fo:font-weight="normal" officeooo:rsid="00d82e34" style:font-weight-asian="normal" style:font-weight-complex="normal"/>
    </style:style>
    <style:style style:name="T59" style:family="text">
      <style:text-properties fo:language="en" fo:country="US" fo:font-weight="normal" officeooo:rsid="00d82e34" style:font-weight-asian="normal" style:font-weight-complex="normal"/>
    </style:style>
    <style:style style:name="T60" style:family="text">
      <style:text-properties fo:language="en" fo:country="US" officeooo:rsid="00d6f2e3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officeooo:rsid="0054733e"/>
    </style:style>
    <style:style style:name="T64" style:family="text">
      <style:text-properties officeooo:rsid="0057d9cb"/>
    </style:style>
    <style:style style:name="T65" style:family="text">
      <style:text-properties fo:font-weight="bold" officeooo:rsid="0057d9cb" style:font-weight-asian="bold" style:font-weight-complex="bold"/>
    </style:style>
    <style:style style:name="T66" style:family="text">
      <style:text-properties officeooo:rsid="00598b1f"/>
    </style:style>
    <style:style style:name="T67" style:family="text">
      <style:text-properties fo:font-weight="bold" officeooo:rsid="00598b1f" style:font-weight-asian="bold" style:font-weight-complex="bold"/>
    </style:style>
    <style:style style:name="T68" style:family="text">
      <style:text-properties officeooo:rsid="0058e9cb"/>
    </style:style>
    <style:style style:name="T69" style:family="text">
      <style:text-properties officeooo:rsid="005c8684"/>
    </style:style>
    <style:style style:name="T70" style:family="text">
      <style:text-properties officeooo:rsid="005eb369"/>
    </style:style>
    <style:style style:name="T71" style:family="text">
      <style:text-properties officeooo:rsid="0042db3d"/>
    </style:style>
    <style:style style:name="T72" style:family="text">
      <style:text-properties officeooo:rsid="003c037c"/>
    </style:style>
    <style:style style:name="T73" style:family="text">
      <style:text-properties officeooo:rsid="00369ffa"/>
    </style:style>
    <style:style style:name="T74" style:family="text">
      <style:text-properties officeooo:rsid="00354461"/>
    </style:style>
    <style:style style:name="T75" style:family="text">
      <style:text-properties officeooo:rsid="0040a430"/>
    </style:style>
    <style:style style:name="T76" style:family="text">
      <style:text-properties officeooo:rsid="0041e916"/>
    </style:style>
    <style:style style:name="T77" style:family="text">
      <style:text-properties officeooo:rsid="0037ad9a"/>
    </style:style>
    <style:style style:name="T78" style:family="text">
      <style:text-properties officeooo:rsid="003ae943"/>
    </style:style>
    <style:style style:name="T79" style:family="text">
      <style:text-properties fo:color="#c9211e" loext:opacity="100%" fo:font-weight="bold" style:font-weight-asian="bold" style:font-weight-complex="bold"/>
    </style:style>
    <style:style style:name="T80" style:family="text">
      <style:text-properties officeooo:rsid="0039eda6"/>
    </style:style>
    <style:style style:name="T81" style:family="text">
      <style:text-properties officeooo:rsid="003b9899"/>
    </style:style>
    <style:style style:name="T82" style:family="text">
      <style:text-properties officeooo:rsid="00620709"/>
    </style:style>
    <style:style style:name="T83" style:family="text">
      <style:text-properties officeooo:rsid="004574aa"/>
    </style:style>
    <style:style style:name="T84" style:family="text">
      <style:text-properties officeooo:rsid="003cc600"/>
    </style:style>
    <style:style style:name="T85" style:family="text">
      <style:text-properties officeooo:rsid="004f1c3f"/>
    </style:style>
    <style:style style:name="T86" style:family="text">
      <style:text-properties fo:color="#c9211e" loext:opacity="100%" fo:font-weight="bold" officeooo:rsid="0050723e" style:font-weight-asian="bold" style:font-weight-complex="bold"/>
    </style:style>
    <style:style style:name="T87" style:family="text">
      <style:text-properties officeooo:rsid="00523761"/>
    </style:style>
    <style:style style:name="T88" style:family="text">
      <style:text-properties officeooo:rsid="005000c9"/>
    </style:style>
    <style:style style:name="T89" style:family="text">
      <style:text-properties fo:font-weight="bold" officeooo:rsid="006d0ff4" style:font-weight-asian="bold" style:font-weight-complex="bold"/>
    </style:style>
    <style:style style:name="T90" style:family="text">
      <style:text-properties fo:font-weight="normal" officeooo:rsid="006d0ff4" style:font-weight-asian="normal" style:font-weight-complex="normal"/>
    </style:style>
    <style:style style:name="T91" style:family="text">
      <style:text-properties officeooo:rsid="0068ef07"/>
    </style:style>
    <style:style style:name="T92" style:family="text">
      <style:text-properties fo:font-weight="normal" officeooo:rsid="0068ef07" style:font-weight-asian="normal" style:font-weight-complex="normal"/>
    </style:style>
    <style:style style:name="T93" style:family="text">
      <style:text-properties officeooo:rsid="006d0ff4"/>
    </style:style>
    <style:style style:name="T94" style:family="text">
      <style:text-properties officeooo:rsid="006b92e7"/>
    </style:style>
    <style:style style:name="T95" style:family="text">
      <style:text-properties fo:font-weight="normal" officeooo:rsid="006b92e7" style:font-weight-asian="normal" style:font-weight-complex="normal"/>
    </style:style>
    <style:style style:name="T96" style:family="text">
      <style:text-properties fo:font-weight="bold" officeooo:rsid="006b92e7" style:font-weight-asian="bold" style:font-weight-complex="bold"/>
    </style:style>
    <style:style style:name="T97" style:family="text">
      <style:text-properties officeooo:rsid="007d2201"/>
    </style:style>
    <style:style style:name="T98" style:family="text">
      <style:text-properties officeooo:rsid="0081dbba"/>
    </style:style>
    <style:style style:name="T99" style:family="text">
      <style:text-properties officeooo:rsid="00857777"/>
    </style:style>
    <style:style style:name="T100" style:family="text">
      <style:text-properties officeooo:rsid="007fa229"/>
    </style:style>
    <style:style style:name="T101" style:family="text">
      <style:text-properties officeooo:rsid="008bdd83"/>
    </style:style>
    <style:style style:name="T102" style:family="text">
      <style:text-properties fo:font-weight="bold" officeooo:rsid="00857777" style:font-weight-asian="bold" style:font-weight-complex="bold"/>
    </style:style>
    <style:style style:name="T103" style:family="text">
      <style:text-properties officeooo:rsid="0088c39f"/>
    </style:style>
    <style:style style:name="T104" style:family="text">
      <style:text-properties officeooo:rsid="008a77b7"/>
    </style:style>
    <style:style style:name="T105" style:family="text">
      <style:text-properties officeooo:rsid="008e3073"/>
    </style:style>
    <style:style style:name="T106" style:family="text">
      <style:text-properties fo:font-weight="bold" officeooo:rsid="008d9386" style:font-weight-asian="bold" style:font-weight-complex="bold"/>
    </style:style>
    <style:style style:name="T107" style:family="text">
      <style:text-properties officeooo:rsid="008d9386"/>
    </style:style>
    <style:style style:name="T108" style:family="text">
      <style:text-properties fo:font-weight="bold" officeooo:rsid="00915e63" style:font-weight-asian="bold" style:font-weight-complex="bold"/>
    </style:style>
    <style:style style:name="T109" style:family="text">
      <style:text-properties officeooo:rsid="00929ab4"/>
    </style:style>
    <style:style style:name="T110" style:family="text">
      <style:text-properties officeooo:rsid="00a3c710"/>
    </style:style>
    <style:style style:name="T111" style:family="text">
      <style:text-properties officeooo:rsid="0093f4d7"/>
    </style:style>
    <style:style style:name="T112" style:family="text">
      <style:text-properties officeooo:rsid="009733bd"/>
    </style:style>
    <style:style style:name="T113" style:family="text">
      <style:text-properties fo:font-weight="bold" officeooo:rsid="009733bd" style:font-weight-asian="bold" style:font-weight-complex="bold"/>
    </style:style>
    <style:style style:name="T114" style:family="text">
      <style:text-properties fo:font-weight="bold" officeooo:rsid="009c8d0c" style:font-weight-asian="bold" style:font-weight-complex="bold"/>
    </style:style>
    <style:style style:name="T115" style:family="text">
      <style:text-properties officeooo:rsid="009c8d0c"/>
    </style:style>
    <style:style style:name="T116" style:family="text">
      <style:text-properties officeooo:rsid="00a4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2">sys.arsv[1] – a list of arguments, [0] is a name of .py file</text:p>
      <text:p text:style-name="P2"/>
      <text:p text:style-name="P3">Read console input</text:p>
      <text:p text:style-name="P4">something = <text:span text:style-name="T1">input</text:span>(“Hint to enter something: ”)</text:p>
      <text:p text:style-name="P4"/>
      <text:p text:style-name="P5">Operators</text:p>
      <text:p text:style-name="P6">Bitwise operators – like in Java, but there is no <text:span text:style-name="T2">unsigned right shift(&gt;&gt;&gt;).</text:span></text:p>
      <text:p text:style-name="P7">Integral division: x = 5 // 3 # x=1</text:p>
      <text:p text:style-name="P8">Raise to power: x**2</text:p>
      <text:p text:style-name="P9"/>
      <text:p text:style-name="P10">Reference current class in type hint</text:p>
      <text:p text:style-name="P11"><text:span text:style-name="T3">Solution 1</text:span><text:span text:style-name="T4">. Q</text:span><text:span text:style-name="T5">uote class name</text:span></text:p>
      <text:p text:style-name="P12">class A:</text:p>
      <text:p text:style-name="P13"><text:tab/>ref: <text:span text:style-name="T1">‘A’</text:span></text:p>
      <text:p text:style-name="P13"><text:tab/>def func(self, obj: <text:span text:style-name="T1">‘A’</text:span>) → <text:span text:style-name="T1">‘A’</text:span></text:p>
      <text:p text:style-name="P13"><text:tab/><text:tab/>…</text:p>
      <text:p text:style-name="P14"><text:span text:style-name="T1">Solution 2</text:span>. Import annotations and do not quote class name</text:p>
      <text:p text:style-name="P15">from __future__ import annotations</text:p>
      <text:p text:style-name="P16">class A:</text:p>
      <text:p text:style-name="P17"><text:tab/>ref: <text:span text:style-name="T1">A</text:span></text:p>
      <text:p text:style-name="P17"><text:tab/>def func(self, obj: <text:span text:style-name="T1">A</text:span>) → <text:span text:style-name="T1">A</text:span></text:p>
      <text:p text:style-name="P17"><text:tab/><text:tab/>…</text:p>
      <text:p text:style-name="P18"/>
      <text:p text:style-name="P18">Static class members</text:p>
      <text:p text:style-name="P19">class A:</text:p>
      <text:p text:style-name="P20"><text:tab/><text:span text:style-name="T6">class</text:span>_var: <text:span text:style-name="T7">int</text:span> = 1 # <text:span text:style-name="T1">class-variable</text:span>(static variable)</text:p>
      <text:p text:style-name="P20"><text:tab/><text:span text:style-name="T7">var_declaration: int # it is just declaration, </text:span><text:span text:style-name="T8">it does not exist yet</text:span></text:p>
      <text:p text:style-name="P20"><text:span text:style-name="T8"/></text:p>
      <text:p text:style-name="P21"><text:tab/>def __init__(self):</text:p>
      <text:p text:style-name="P22"><text:span text:style-name="T7"><text:tab/><text:tab/>self.var_declaration = 1 # </text:span><text:span text:style-name="T8">actually create instance variable</text:span></text:p>
      <text:p text:style-name="P20"/>
      <text:p text:style-name="P20"><text:tab/><text:span text:style-name="T1">@classmethod</text:span></text:p>
      <text:p text:style-name="P20"><text:tab/>def class_meth(<text:span text:style-name="T1">cls</text:span>, x, y):</text:p>
      <text:p text:style-name="P20"><text:tab/><text:tab/><text:span text:style-name="T6">cls.class_var = x + y</text:span></text:p>
      <text:p text:style-name="P20"/>
      <text:p text:style-name="P20"><text:tab/><text:span text:style-name="T1">@staticmethod</text:span></text:p>
      <text:p text:style-name="P20"><text:tab/>def static_method(x, y, z):</text:p>
      <text:p text:style-name="P20"><text:tab/><text:tab/>…</text:p>
      <text:p text:style-name="P23">All class members are public in python – both <text:span text:style-name="T9">@classmethod </text:span><text:span text:style-name="T5">and @staticmethod may access anything. </text:span><text:span text:style-name="T1">There is convention</text:span><text:span text:style-name="T5">: @staticmethod somehow relates to the class(for example is factory method), @staticmethod is pure util-method.</text:span></text:p>
      <text:p text:style-name="P9"/>
      <text:p text:style-name="P24">context manager???</text:p>
      <text:p text:style-name="P25">copy.copy(), copy.deepcopy()</text:p>
      <text:p text:style-name="P26">generics</text:p>
      <text:p text:style-name="P27"/>
      <text:p text:style-name="P28">__method__() is called <text:span text:style-name="T1">special method</text:span>. Constructors, operators(C++-like) etc. are implemented as special methods.</text:p>
      <text:p text:style-name="P28"><text:a xlink:type="simple" xlink:href="https://docs.python.org/3/reference/datamodel.html#special-method-names" text:style-name="Internet_20_link" text:visited-style-name="Visited_20_Internet_20_Link"><text:soft-page-break/>https://docs.python.org/3/reference/datamodel.html#special-method-names</text:a></text:p>
      <text:p text:style-name="P29"/>
      <text:h text:style-name="P30" text:outline-level="1">Data structures<text:span text:style-name="T10">(list, tuple, etc.)</text:span></text:h>
      <text:p text:style-name="P31">[1, 2, 3] – list</text:p>
      <text:p text:style-name="P32">Filter. It takes 2 steps:</text:p>
      <text:p text:style-name="P33">- create filter-object: filter_obj = filter(my_predicate, initial_list)</text:p>
      <text:p text:style-name="P34">- create list from filter-object: filtered_list = list(filter_obj)</text:p>
      <text:p text:style-name="P35">Map. It takes 2 steps:</text:p>
      <text:p text:style-name="P33">- create mapping-object: mapping_obj = map(my_mapper, initial_list)</text:p>
      <text:p text:style-name="P34">- create list from mapping-object = list(mapping_obj)</text:p>
      <text:p text:style-name="P36">(1, 2, 3) – tuple, <text:span text:style-name="T1">immutable</text:span> ordered list.</text:p>
      <text:p text:style-name="P37">Unpack tuple:</text:p>
      <text:p text:style-name="P38">t = (1, 2, 3)</text:p>
      <text:p text:style-name="P39">x, y, z = t <text:span text:style-name="T11"># x=1, y=2, z=3</text:span></text:p>
      <text:p text:style-name="P40"/>
      <text:p text:style-name="P41">{‘x’: 1, ‘y’: 2} – dictionary, key-value pair.</text:p>
      <text:p text:style-name="P42">Access values: d[‘x’]</text:p>
      <text:p text:style-name="P43">Delete pair: del d[‘x’]</text:p>
      <text:p text:style-name="P43">Check if key exists: ‘x’ in d, ‘x’ not in d</text:p>
      <text:p text:style-name="P44">Iterate: for k, v in d.items()</text:p>
      <text:p text:style-name="P45"/>
      <text:p text:style-name="P45">{1, 2, 3} – set.</text:p>
      <text:p text:style-name="P46"><text:span text:style-name="T12">Check if </text:span><text:span text:style-name="T5">contains value:</text:span> v in s, <text:span text:style-name="T13">v not i</text:span><text:span text:style-name="T14">n</text:span><text:span text:style-name="T13"> s</text:span></text:p>
      <text:h text:style-name="Heading_20_1" text:outline-level="1">Numeric types</text:h>
      <text:p text:style-name="P47"><text:span text:style-name="T15">i</text:span>nt – has unlimited <text:span text:style-name="T15">number of bits(yes, it’s size grows if necessary)</text:span></text:p>
      <text:p text:style-name="P48">float – <text:span text:style-name="T16">like double of C++ on current machine. sys.float.info gives info about current precision.</text:span></text:p>
      <text:h text:style-name="Heading_20_1" text:outline-level="1">Enums</text:h>
      <text:p text:style-name="P49">from enum import Enum</text:p>
      <text:p text:style-name="P50"/>
      <text:p text:style-name="P51">class MyEnum(Enum):</text:p>
      <text:p text:style-name="P51"><text:tab/>VAL1 = 1</text:p>
      <text:p text:style-name="P51"><text:tab/>VAL2 = 2</text:p>
      <text:p text:style-name="P51"><text:tab/>@classmethod</text:p>
      <text:p text:style-name="P51"><text:tab/>def from_value(cls, x: int) → MyEnum:</text:p>
      <text:p text:style-name="P51"><text:soft-page-break/><text:tab/><text:tab/>return cls(x)</text:p>
      <text:p text:style-name="P52">then</text:p>
      <text:p text:style-name="P53">x: MyEnum = MyEnum.VAL1</text:p>
      <text:p text:style-name="P51">MyEnum.VAL1.value == 1</text:p>
      <text:p text:style-name="P51">MyEnum.VAL1.name == “VAL1”</text:p>
      <text:p text:style-name="P51">MyEnum(1) == MyEnum.VAL1 # because VAL1 = 1</text:p>
      <text:p text:style-name="P54">MyEnum[“VAL1”] == MyEnum.VAL1</text:p>
      <text:p text:style-name="P51">MyEnum.from_value(1) == MyEnum.VAL1 # because VAL1 = 1</text:p>
      <text:p text:style-name="P54">list(MyEnum) == [MyEnum.VAL1, MyEnum.VAL2]</text:p>
      <text:p text:style-name="P55"/>
      <text:p text:style-name="P55">It’s not mandatory to assign value to enum members:</text:p>
      <text:p text:style-name="P56">from enum import Enum, <text:span text:style-name="T1">auto</text:span></text:p>
      <text:p text:style-name="P57"/>
      <text:p text:style-name="P57">class MyEnum(Enum):</text:p>
      <text:p text:style-name="P57"><text:tab/>VAL1 = <text:span text:style-name="T1">auto()</text:span></text:p>
      <text:p text:style-name="P57"><text:tab/>VAL2 = <text:span text:style-name="T1">auto()</text:span></text:p>
      <text:h text:style-name="P58" text:outline-level="1">bytes <text:span text:style-name="T17">&amp; bytearray</text:span></text:h>
      <text:p text:style-name="P59"><text:span text:style-name="T1">bytes</text:span> – immutable sequence of bytes, <text:span text:style-name="T1">bytearray</text:span> – mutable. They look very similar.</text:p>
      <text:p text:style-name="P59">Many protocols are human-readable and use ASCII chars – so bytes have <text:span text:style-name="T1">methods as for ASCII-coded strings</text:span>.</text:p>
      <text:p text:style-name="P59">Byte literal: b’\x01\x02\x03’ same as bytes([<text:span text:style-name="T18">0x01, 0x02, 0x03</text:span>]), <text:span text:style-name="T18">b’123’ same as bytes([0x31, 0x32, 0x33]) – ‘123’ is treated as ASCII-coded text.</text:span></text:p>
      <text:p text:style-name="P60">Access item: b[0]</text:p>
      <text:p text:style-name="P60">Get sub-sequence: b[0:3]</text:p>
      <text:p text:style-name="P61">Concatenate 2 <text:span text:style-name="T10">bytes</text:span>: b3 = b1 + b2</text:p>
      <text:p text:style-name="P62">Concatenate 2 bytearrays, mutates(yes, this mutates) instance: b1.extend(b2)</text:p>
      <text:p text:style-name="P60">Convert to list of int: l = list(b)</text:p>
      <text:p text:style-name="P63"><text:span text:style-name="T1">Methods of bytearray do not mutate instance</text:span>, new instance is returned instead.</text:p>
      <text:p text:style-name="P64"><text:span text:style-name="T19">.</text:span><text:span text:style-name="T20">decode(encoding, errors) - decodes data to str. Param. encoding – what encoding is used in raw data, </text:span><text:span text:style-name="T21">popular values: ‘utf-8’, ‘utf-16’, ‘ascii’. Param. errors – how to deal with errors(unknown </text:span><text:soft-page-break/><text:span text:style-name="T21">symbol code), values: ‘strict’ – throw UnicodeError, ‘ignore’ – </text:span><text:span text:style-name="T22">skip symbol or what??</text:span><text:span text:style-name="T23">, and other quite weird.</text:span></text:p>
      <text:p text:style-name="P65"><text:span text:style-name="T23">int.from_bytes(</text:span><text:span text:style-name="T24">data_bytes, </text:span><text:span text:style-name="T25">byte_order, is_signed</text:span><text:span text:style-name="T23">) – </text:span><text:span text:style-name="T25">decode to int(yes static method of int). Param. byte_order: 'big' – data_bytes holds big-endian int, ‘little’ – little-endian int.</text:span></text:p>
      <text:p text:style-name="P64"><text:span text:style-name="T19">.</text:span><text:span text:style-name="T26">find()/.index()/.rfind()/.rindex() - </text:span><text:span text:style-name="T21">index where sub-sequence first occurs. find() - return -1 if <text:s/>not found, index() - throws ValueError if not found, rfind()/rindex() - scans from end to start.</text:span></text:p>
      <text:p text:style-name="P66"><text:span text:style-name="T19">.</text:span><text:span text:style-name="T26">count() - </text:span><text:span text:style-name="T20">count occurrences of sub-sequense</text:span></text:p>
      <text:p text:style-name="P64"><text:span text:style-name="T26">.lstrip(</text:span><text:span text:style-name="T27">bytes_to_remove</text:span><text:span text:style-name="T26">)/.rstrip(…) - </text:span><text:span text:style-name="T27">remove specified leading/ending bytes, if without arg. ASCII white-spaces.</text:span></text:p>
      <text:p text:style-name="P66"><text:span text:style-name="T19">.</text:span>removeprefix()/.removesuffix() - <text:span text:style-name="T28">if data starts/ends</text:span><text:span text:style-name="T29"> with sub-sequence – remove it</text:span></text:p>
      <text:p text:style-name="P64">.<text:span text:style-name="T30">partition(separator)/.rpartition() - </text:span><text:span text:style-name="T31">searches first occurrence of separator, </text:span><text:span text:style-name="T30">returns tuple (what-is-</text:span><text:span text:style-name="T31">before-separator, separator, what-is-after-separator</text:span><text:span text:style-name="T30">). </text:span><text:span text:style-name="T31">rpartition() - searches from end.</text:span></text:p>
      <text:p text:style-name="P67">.<text:span text:style-name="T31">split(separator)/.rsplit(…) – splits sequence by separator and returns list of sub-sequences. rsplit() exists because there is optional arg. maxsplit and it matters from where to start splitting.</text:span></text:p>
      <text:p text:style-name="P68"><text:span text:style-name="T26">.</text:span><text:span text:style-name="T32">join() - </text:span><text:span text:style-name="T27">concatenate </text:span><text:span text:style-name="T33">iterable(for example list)</text:span></text:p>
      <text:p text:style-name="P69">Check if sequence is no empty and all bytes are <text:span text:style-name="T34">ASCII</text:span></text:p>
      <text:p text:style-name="P70">alphabetic characters - .isalpha()</text:p>
      <text:p text:style-name="P71">numeric codes - .is<text:span text:style-name="T34">digit</text:span>()</text:p>
      <text:p text:style-name="P72"><text:span text:style-name="T31">alpha-numeric codes - </text:span>.<text:span text:style-name="T31">isalnum()</text:span></text:p>
      <text:p text:style-name="P73">blank characters - isspace()</text:p>
      <text:p text:style-name="P74">.islower()/isupper()/.istitle() - check if <text:span text:style-name="T1">at least 1 is lowercase/…</text:span> and … See documentation.</text:p>
      <text:p text:style-name="P75"><text:span text:style-name="T35">Other useful:</text:span><text:span text:style-name="T27"> </text:span><text:span text:style-name="T26">.startswith(), </text:span><text:span text:style-name="T19">.</text:span><text:span text:style-name="T26">endswith(), .</text:span><text:span text:style-name="T27">replace(), </text:span><text:span text:style-name="T36">.lower(), .upper()</text:span></text:p>
      <text:p text:style-name="P76">See buffer protocol</text:p>
      <text:h text:style-name="Heading_20_1" text:outline-level="1">Format string</text:h>
      <text:p text:style-name="P77">“<text:span text:style-name="T37">arg</text:span><text:span text:style-name="T38">s</text:span><text:span text:style-name="T37"> {} {}</text:span>”.<text:span text:style-name="T37">format(1, 2)</text:span></text:p>
      <text:p text:style-name="P78">“<text:span text:style-name="T37">arg</text:span><text:span text:style-name="T38">s</text:span><text:span text:style-name="T37"> {0} {1}</text:span>”.<text:span text:style-name="T37">format(1, 2)</text:span></text:p>
      <text:p text:style-name="P78">“<text:span text:style-name="T38">args {a} {b}”.format(a=1, b=2)</text:span></text:p>
      <text:p text:style-name="P78">“<text:span text:style-name="T39">args </text:span><text:span text:style-name="T40">{0[a]} {1[b]}</text:span>”.<text:span text:style-name="T40">format({‘a’: 1}, {‘b’: 2})</text:span></text:p>
      <text:p text:style-name="P79"><text:span text:style-name="T1">spec. format of args:</text:span> “arg {a:&lt;spec. of argument’s format&gt;}”</text:p>
      <text:p text:style-name="P79">{:3d} – reserve 3 positions for int: 1 → “ <text:s/>1” but 1000 → “ 1000”</text:p>
      <text:p text:style-name="P79">{:.3f} – 3 decimal digits: 0.1234 → “0.123”</text:p>
      <text:p text:style-name="P79">{:2.3f} – 2 positions for int part(like 2d <text:span text:style-name="T41">but without leading spaces</text:span>) and limit 3 for decimal(like .3f)</text:p>
      <text:p text:style-name="P80"/>
      <text:p text:style-name="P80"><text:span text:style-name="T1">Simpler form</text:span>: <text:span text:style-name="T1">f</text:span>”Some text {variable_1} other text {variable_2}”, <text:s/>- variable_1 and variable_2 are substituted to appropriate places.</text:p>
      <text:p text:style-name="P78"/>
      <text:h text:style-name="Heading_20_1" text:outline-level="1"><text:soft-page-break/>Useful <text:span text:style-name="T42">syntax</text:span></text:h>
      <text:p text:style-name="P81">Access global var i inside function f()</text:p>
      <text:p text:style-name="P82">def f():</text:p>
      <text:p text:style-name="P83"><text:span text:style-name="T1"><text:tab/>global</text:span> i, j, ...</text:p>
      <text:p text:style-name="P77"/>
      <text:p text:style-name="P84">Pass array items as positional args:</text:p>
      <text:p text:style-name="P85">def f(a, b, c): …</text:p>
      <text:p text:style-name="P86">args = [1, 2, 3]</text:p>
      <text:p text:style-name="P86">f(<text:span text:style-name="T1">*args</text:span>) same as f(args[0], args[1], args[2])</text:p>
      <text:p text:style-name="P87"/>
      <text:p text:style-name="P84">Pass dict as kw-args:</text:p>
      <text:p text:style-name="P88">def f(*, a, b): …</text:p>
      <text:p text:style-name="P89">args = {‘a’: 1, ‘b’: 2}</text:p>
      <text:p text:style-name="P89">f(<text:span text:style-name="T1">**args</text:span>) same as f(a = args[‘a’], b=args[‘b’])</text:p>
      <text:p text:style-name="P90"/>
      <text:p text:style-name="P91">Declare array of certain length</text:p>
      <text:p text:style-name="P92">a = [value_for_filling] * desired_length</text:p>
      <text:p text:style-name="P93"/>
      <text:h text:style-name="Heading_20_1" text:outline-level="1">Type hints</text:h>
      <text:p text:style-name="P6">Cheat-sheet: <text:a xlink:type="simple" xlink:href="https://mypy.readthedocs.io/en/stable/cheat_sheet_py3.html" text:style-name="Internet_20_link" text:visited-style-name="Visited_20_Internet_20_Link">https://mypy.readthedocs.io/en/stable/cheat_sheet_py3.html</text:a></text:p>
      <text:p text:style-name="P6"/>
      <text:p text:style-name="P94">Function with args. int and str, which returns str: Callable[[int, str], str]</text:p>
      <text:p text:style-name="P95"><text:span text:style-name="T43">One of values: </text:span>Literal["pending", "approved", "rejected"]</text:p>
      <text:p text:style-name="P95"><text:span text:style-name="T44">“</text:span><text:span text:style-name="T45">Duck tape</text:span><text:span text:style-name="T44">” idiom which means </text:span>“list-like”, “dict-like”, <text:span text:style-name="T44">etc</text:span>.</text:p>
      <text:p text:style-name="P95"/>
      <text:h text:style-name="P96" text:outline-level="1">Raise/catch exceptions</text:h>
      <text:p text:style-name="P97"><text:span text:style-name="T46">t</text:span>ry:</text:p>
      <text:p text:style-name="P97"><text:tab/>raise SomeException</text:p>
      <text:p text:style-name="P98">except SomeException: …</text:p>
      <text:p text:style-name="P98">except OtherException as e: …</text:p>
      <text:p text:style-name="P97">except: …</text:p>
      <text:p text:style-name="P99">else: “executed if there is no error”</text:p>
      <text:p text:style-name="P99">finally: “break, continue, return will suppress exception”</text:p>
      <text:h text:style-name="P100" text:outline-level="1">Generics</text:h>
      <text:p text:style-name="P101">????</text:p>
      <text:h text:style-name="P102" text:outline-level="1"><text:soft-page-break/>Regular expressions</text:h>
      <text:p text:style-name="P103"><text:a xlink:type="simple" xlink:href="https://docs.python.org/3/library/re.html" text:style-name="Internet_20_link" text:visited-style-name="Visited_20_Internet_20_Link">https://docs.python.org/3/library/re.html</text:a></text:p>
      <text:p text:style-name="P103">Very similar to java’s.</text:p>
      <text:p text:style-name="P103">import re</text:p>
      <text:p text:style-name="P103">pattern = r“\d” # <text:span text:style-name="T1">r”” – allows to omit \\</text:span></text:p>
      <text:p text:style-name="P103">match = re.match(pattern, ...)</text:p>
      <text:p text:style-name="P103">if match in not None:</text:p>
      <text:p text:style-name="P103"><text:tab/>match.group(…)</text:p>
      <text:p text:style-name="P103"><text:span text:style-name="T1"/></text:p>
      <text:p text:style-name="P103"><text:span text:style-name="T1">Different than in java</text:span>:</text:p>
      <text:p text:style-name="P103">- named capturing group is (?P&lt;name&gt;)</text:p>
      <text:h text:style-name="Heading_20_1" text:outline-level="1">Method/function overloading</text:h>
      <text:p text:style-name="P104">Use <text:span text:style-name="T1">multipledispatch</text:span> libarary: pip install multipledispatch</text:p>
      <text:p text:style-name="P104">Put over overloaded method/function: @dispatch(int, float), - no need to declare type for self in case method. <text:span text:style-name="T47">Works for constructor. </text:span><text:span text:style-name="T48">Does not work with Callable[…] arguments??</text:span></text:p>
      <text:p text:style-name="P104">There is build-in annotation <text:span text:style-name="T1">@typing.overload </text:span><text:span text:style-name="T5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105">There are build-in <text:span text:style-name="T49">@</text:span><text:span text:style-name="T1">functools.singledispatch</text:span> <text:span text:style-name="T50">and </text:span><text:span text:style-name="T49">@</text:span><text:span text:style-name="T1">functools.singledispatchmethod</text:span> – <text:span text:style-name="T50">don’t use them. They take into account a type only of the first argument. First you need to annotate ‘generic function’:</text:span></text:p>
      <text:p text:style-name="P106">@singledispatch</text:p>
      <text:p text:style-name="P107">def <text:span text:style-name="T50">my_</text:span>fun(arg<text:span text:style-name="T50">): …</text:span></text:p>
      <text:p text:style-name="P108">Then, ‘register’ it’s overloaded typed implementations:</text:p>
      <text:p text:style-name="P109">@my_fun.register</text:p>
      <text:p text:style-name="P110">def any_name_here(arg: int): ...</text:p>
      <text:h text:style-name="Heading_20_1" text:outline-level="1">Operations with paths(in file system)</text:h>
      <text:p text:style-name="P111">Get file/folder name: os.path.basename(“…..”) → str</text:p>
      <text:p text:style-name="P112">Get parent folder of a file: os.path.dirname(“usr/home/file.bin”) → “usr/home”</text:p>
      <text:p text:style-name="P113">Combine path using correct separators: os.path.join(“<text:span text:style-name="T51">usr/home”, “</text:span>file.bin<text:span text:style-name="T51">”</text:span>) → “usr/home/file.bin”</text:p>
      <text:p text:style-name="P111">Get filename and extention: os.path.splitext(“hello.txt”) → (“hello”, “.txt”)</text:p>
      <text:h text:style-name="Heading_20_1" text:outline-level="1"><text:soft-page-break/>Operations with files</text:h>
      <text:p text:style-name="P111"><text:a xlink:type="simple" xlink:href="https://docs.python.org/3/tutorial/inputoutput.html#reading-and-writing-files" text:style-name="Internet_20_link" text:visited-style-name="Visited_20_Internet_20_Link">https://docs.python.org/3/tutorial/inputoutput.html#reading-and-writing-files</text:a></text:p>
      <text:p text:style-name="P114"><text:span text:style-name="T1"/></text:p>
      <text:p text:style-name="P114"><text:span text:style-name="T1">Open file in text mode</text:span> – read/write operates with str. </text:p>
      <text:p text:style-name="P114">file = open(path, ‘w’, encoding=’utf-8’)</text:p>
      <text:p text:style-name="P114">‘w’ – write mode, existing file will be erased</text:p>
      <text:p text:style-name="P114">‘a’ – append mode, new data is added at the end</text:p>
      <text:p text:style-name="P114">‘r’ – read mode</text:p>
      <text:p text:style-name="P114">‘r+’ - both read and write</text:p>
      <text:p text:style-name="P114">End line with ‘\n’ when write and expect them ended by ‘\n’ when read – read/write automatically converts ‘\n’ to ‘\r\n’ and back on Windows.</text:p>
      <text:p text:style-name="P114"/>
      <text:p text:style-name="P114"><text:span text:style-name="T1">Open file in binary mode</text:span> – read/write operates with bytes.</text:p>
      <text:p text:style-name="P115">Add ‘b’ to mode: ‘wb’, ‘rb’, ‘<text:span text:style-name="T52">rb+</text:span>’, <text:span text:style-name="T52">etc.</text:span></text:p>
      <text:p text:style-name="P114"/>
      <text:p text:style-name="P116">Read file.</text:p>
      <text:p text:style-name="P117">Read all file: buffer = file.read() <text:span text:style-name="T53"># buffer is str or bytes(if opened file in binary mode)</text:span></text:p>
      <text:p text:style-name="P117">Read up to n chars/bytes(depending on mode): buffer = file.read(n)</text:p>
      <text:p text:style-name="P117">Read single line(<text:span text:style-name="T54">in bin-mode?</text:span>): buffer = file.readline() # buffer ends with ‘\n’(of course if original line ends with LF or CRLF)</text:p>
      <text:p text:style-name="P117">If <text:span text:style-name="T1">reached end</text:span> of file – returns empty str/bytes.</text:p>
      <text:p text:style-name="P117"/>
      <text:p text:style-name="P118">Write file.</text:p>
      <text:p text:style-name="P119">file.write(buffer)</text:p>
      <text:p text:style-name="P119"/>
      <text:p text:style-name="P120">Get/set position.</text:p>
      <text:p text:style-name="P121">Makes sense for files opened in binary mode.</text:p>
      <text:p text:style-name="P121">Position is index of byte which will be read/written next.</text:p>
      <text:p text:style-name="P121">Get position: file.tell()</text:p>
      <text:p text:style-name="P121">Set position: file.seek(offset, reference)</text:p>
      <text:p text:style-name="P121">reference – optional, from where to calculate offset: 0 – beginning of a file, 1 – current position, 2 – end of a file.</text:p>
      <text:p text:style-name="P122">Goto <text:span text:style-name="T55">1-st</text:span> byte from beginning: file.seek(<text:span text:style-name="T55">0</text:span>) or file.seek(<text:span text:style-name="T55">0</text:span>, 0)</text:p>
      <text:p text:style-name="P123">It’s safe to move beyond end: file.seek(1000) # actual file contains 1 byte</text:p>
      <text:p text:style-name="P124"><text:span text:style-name="T5">Goto </text:span><text:span text:style-name="T56">last</text:span><text:span text:style-name="T5"> byte</text:span><text:span text:style-name="T56">(first before end)</text:span><text:span text:style-name="T5">: file.seek(-</text:span><text:span text:style-name="T56">1, 2</text:span><text:span text:style-name="T5">)</text:span></text:p>
      <text:p text:style-name="P123">Raises OSError when move beyond end: file.seek(-1000, 2) # raises error, actual file contains 1 byte</text:p>
      <text:p text:style-name="P125"><text:span text:style-name="T5"/></text:p>
      <text:p text:style-name="P119"/>
      <text:p text:style-name="P118">Do not forget to file.close().</text:p>
      <text:p text:style-name="P126"/>
      <text:h text:style-name="P127" text:outline-level="1">Multi threading</text:h>
      <text:p text:style-name="P128">import <text:span text:style-name="T1">threading</text:span></text:p>
      <text:p text:style-name="P129">Create and run thread</text:p>
      <text:p text:style-name="P130">t1 = threading.<text:span text:style-name="T1">Thread</text:span>(target, args, kwargs, daemon)</text:p>
      <text:p text:style-name="P130"><text:soft-page-break/>t1.<text:span text:style-name="T1">start</text:span>()</text:p>
      <text:p text:style-name="P130">target – function to run</text:p>
      <text:p text:style-name="P130">args, kwargs – arguments for function</text:p>
      <text:p text:style-name="P130">Module <text:span text:style-name="T1">threading</text:span> has variable <text:span text:style-name="T1">TIMEOUT_MAX</text:span> – <text:span text:style-name="T1">max. timeout for blocking functions </text:span>like Lock.acquire(), Condition.<text:span text:style-name="T57">wait</text:span>(), etc. <text:span text:style-name="T54">How to change it??</text:span> If you pass longer timeout for such methods – you get OverflowError.</text:p>
      <text:p text:style-name="P130"><text:span text:style-name="T57">It also contains methods </text:span>to get current thread, enumerate all, <text:span text:style-name="T57">etc.</text:span></text:p>
      <text:p text:style-name="P131">Synchronization primitives: <text:span text:style-name="T5">Lock – mutex, RLock – reentrant mutex, Semaphore – counting semaphore, Condition – see below</text:span><text:span text:style-name="T58">, </text:span><text:span text:style-name="T59">Event – see below.</text:span></text:p>
      <text:p text:style-name="P131">Condition object</text:p>
      <text:p text:style-name="P132">Is used to suspend a thread till it is <text:span text:style-name="T1">notified</text:span>. <text:span text:style-name="T60">Typical usage</text:span></text:p>
      <text:p text:style-name="P133">lock.acquire()</text:p>
      <text:p text:style-name="P134">…</text:p>
      <text:p text:style-name="P134">lock.wait() # see below</text:p>
      <text:p text:style-name="P134">…</text:p>
      <text:p text:style-name="P134">lock.release()</text:p>
      <text:p text:style-name="P135"><text:span text:style-name="T61">lock.wait() releases lock, suspends thread till somebody does lock.</text:span><text:span text:style-name="T62">notify</text:span><text:span text:style-name="T61">() or lock.</text:span><text:span text:style-name="T62">notify_all</text:span><text:span text:style-name="T61">(), re-aquires lock and returns. When wait() returns, state may be already changed, so wait() in loop:</text:span></text:p>
      <text:p text:style-name="P133">while state != desired_state:</text:p>
      <text:p text:style-name="P134"><text:tab/>lock.wait()</text:p>
      <text:p text:style-name="P136">There is method which loops for you:</text:p>
      <text:p text:style-name="P137"><text:span text:style-name="T61">lock.</text:span><text:span text:style-name="T62">wait_for</text:span><text:span text:style-name="T61">(lambda: state == desired_state)</text:span></text:p>
      <text:p text:style-name="P136">Change state in this way:</text:p>
      <text:p text:style-name="P133">lock.acquire()</text:p>
      <text:p text:style-name="P134">state = desired_state</text:p>
      <text:p text:style-name="P138"><text:span text:style-name="T61">lock.</text:span><text:span text:style-name="T62">notify_all</text:span><text:span text:style-name="T61">()</text:span></text:p>
      <text:p text:style-name="P139">lock.release()</text:p>
      <text:p text:style-name="P140">Event object</text:p>
      <text:p text:style-name="P141">It is synchronized flag. set()/clear() - to set/reset flag; wait() - to wait till flag is set, returns False if flag still not set but timeout elapses.</text:p>
      <text:h text:style-name="P142" text:outline-level="1"><text:soft-page-break/>Making own package</text:h>
      <text:p text:style-name="P143">Package is folder with __init__.py, .py-files(call it modules), other files and sub-packages(same structure).</text:p>
      <text:p text:style-name="P144">Distributable package consists at least of 2 folders: “yourname”(with code) and “yourname-1.9.9.dist-info”(with metadata). <text:span text:style-name="T63">It also may contain .pyd-files and other.</text:span></text:p>
      <text:p text:style-name="P145">Wheel is distributable package placed in a single file.</text:p>
      <text:p text:style-name="P146">What is sdist?? Some other “multi-file” format??</text:p>
      <text:p text:style-name="P147">Earlier, distr. packs. and wheels were created with several tools: setuptools, distutils, poetry, etc.</text:p>
      <text:p text:style-name="P147">Now they desided to have standard “pyproject.toml” <text:span text:style-name="T64">with all info about package </text:span><text:span text:style-name="T65">including a tool for package creation</text:span><text:span text:style-name="T64">. Then “pip install .” is invoked, pip reads pyproject.tom and uses specified tools to do the job.</text:span></text:p>
      <text:p text:style-name="P148">Config. that uses setuptools and wheel to build:</text:p>
      <text:p text:style-name="P149">[build-system]</text:p>
      <text:p text:style-name="P150">requires = [</text:p>
      <text:p text:style-name="P150"><text:s text:c="4"/>"setuptools&gt;=42",</text:p>
      <text:p text:style-name="P150"><text:s text:c="4"/>"wheel",</text:p>
      <text:p text:style-name="P150"><text:s text:c="4"/>"numpy&gt;=2.0.0",</text:p>
      <text:p text:style-name="P150">]</text:p>
      <text:p text:style-name="P150">build-backend = "setuptools.build_meta"</text:p>
      <text:h text:style-name="Heading_20_2" text:outline-level="2">Use-cases</text:h>
      <text:p text:style-name="P151"><text:span text:style-name="T1">Build and install dist. package</text:span> to site-packages(or current virt. env.): pip install .</text:p>
      <text:p text:style-name="P152">To specific folder<text:span text:style-name="T66">(</text:span><text:span text:style-name="T67">current + dependencies</text:span><text:span text:style-name="T66">)</text:span>: pip install --<text:span text:style-name="T66">target</text:span> target/folder .</text:p>
      <text:p text:style-name="P153">To specific folder(only current, NO dependencies): <text:span text:style-name="T68">pip install --</text:span>target<text:span text:style-name="T68"> </text:span><text:span text:style-name="T69">res</text:span><text:span text:style-name="T68">/folder --</text:span>no-deps <text:span text:style-name="T68">.</text:span></text:p>
      <text:p text:style-name="P154"/>
      <text:p text:style-name="P155"><text:span text:style-name="T1">Build a wheel</text:span>: pip wheel .</text:p>
      <text:p text:style-name="P156">To specific folder(<text:span text:style-name="T66">only current, NO dependencies</text:span>): pip wheel --wheel-dir res/folder --no-deps .</text:p>
      <text:p text:style-name="P155"/>
      <text:p text:style-name="P157"><text:span text:style-name="T1">Install package from wheel-file</text:span>: pip install yourname-version-etc.whl</text:p>
      <text:p text:style-name="P151"/>
      <text:h text:style-name="Heading_20_1" text:outline-level="1">Invoke C++ code(using SWIG)</text:h>
      <text:p text:style-name="P158">Prepare interface file(for example mylib.i)</text:p>
      <text:p text:style-name="P159">// define name of a module</text:p>
      <text:p text:style-name="P159">%module <text:span text:style-name="T1">mylib</text:span></text:p>
      <text:p text:style-name="P159">// this will be included in <text:span text:style-name="T70">generated </text:span>wrapper’<text:span text:style-name="T70">s sources </text:span><text:s/>“as is”, <text:span text:style-name="T1">add here whatever is needed for wrapper compilation</text:span></text:p>
      <text:p text:style-name="P159"><text:soft-page-break/>%{</text:p>
      <text:p text:style-name="P159">#include "library.h"</text:p>
      <text:p text:style-name="P159">#include "vector.h"</text:p>
      <text:p text:style-name="P159">%}</text:p>
      <text:p text:style-name="P159">// all in headers will be exposed - the easiest way to define what will be exposed to python</text:p>
      <text:p text:style-name="P159">%include library.h</text:p>
      <text:p text:style-name="P159">%include vector.h</text:p>
      <text:p text:style-name="P159">// <text:span text:style-name="T71">to interpret int8_t, uint32_t types correctly</text:span></text:p>
      <text:p text:style-name="P160">%<text:span text:style-name="T71">include stdint.i</text:span></text:p>
      <text:p text:style-name="P159">// <text:span text:style-name="T72">also may define what to expose in this way</text:span></text:p>
      <text:p text:style-name="P159">int foo;</text:p>
      <text:p text:style-name="P159">int <text:span text:style-name="T72">some_method</text:span>(int x);</text:p>
      <text:p text:style-name="P159"/>
      <text:p text:style-name="P161">Run SWIG</text:p>
      <text:p text:style-name="P162">swig -c++ -python -ID:\project\<text:span text:style-name="T73">src</text:span> -<text:span text:style-name="T74">o </text:span>mylib_wrap.cxx<text:span text:style-name="T74"> </text:span>-outdir ..\src\native mylib.i</text:p>
      <text:p text:style-name="P163">-<text:span text:style-name="T73">c++ - use if code in C++, not needed for C</text:span></text:p>
      <text:p text:style-name="P163">-<text:span text:style-name="T73">python – target language</text:span></text:p>
      <text:p text:style-name="P164">-ID:\project\<text:span text:style-name="T73">src – folder with sources; needed when mylib.i placed separately from sources</text:span></text:p>
      <text:p text:style-name="P165">-<text:span text:style-name="T73">o </text:span>mylib_wrap.cxx<text:span text:style-name="T73"> – </text:span><text:span text:style-name="T75">file(path)</text:span><text:span text:style-name="T73"> for c++ wrapper code; optional, </text:span><text:span text:style-name="T76">there is a default naming strategy</text:span></text:p>
      <text:p text:style-name="P164">..\src\native – <text:span text:style-name="T73">folder for python wrapper code</text:span></text:p>
      <text:p text:style-name="P166"/>
      <text:p text:style-name="P167">Prepare setup.py for building shared library(.pyd <text:span text:style-name="T77">file</text:span>)</text:p>
      <text:p text:style-name="P163">from setuptools import Extension, setup</text:p>
      <text:p text:style-name="P163">mylib_module = Extension(</text:p>
      <text:p text:style-name="P168"># notice _, <text:span text:style-name="T78">string of how it will be imported</text:span></text:p>
      <text:p text:style-name="P163"><text:s text:c="4"/>name="<text:span text:style-name="T79">_mylib</text:span>",</text:p>
      <text:p text:style-name="P169"><text:s text:c="4"/>sources=[r"mylib_wrap.cxx", r"D:\project\<text:span text:style-name="T73">src</text:span>\vector.cpp", r"D:\project\<text:span text:style-name="T73">src</text:span>\library.cpp"],</text:p>
      <text:p text:style-name="P168"># folders with headers</text:p>
      <text:p text:style-name="P169"><text:s text:c="4"/>include_dirs=[r"D:\project\<text:span text:style-name="T73">src</text:span>"])</text:p>
      <text:p text:style-name="P163">setup(ext_modules=[mylib_module])</text:p>
      <text:p text:style-name="P163"/>
      <text:p text:style-name="P170">Create shared library</text:p>
      <text:p text:style-name="P171">python setup.py build_ext –build-lib=..\src\native</text:p>
      <text:p text:style-name="P172">–build-lib=..\src\native – folder for .pyd file, should be near mylib.py</text:p>
      <text:p text:style-name="P172">--build-temp<text:span text:style-name="T80">=. - folder for temp. files(will be created while building)</text:span></text:p>
      <text:p text:style-name="P173"/>
      <text:p text:style-name="P173">Use in <text:span text:style-name="T81">code</text:span></text:p>
      <text:p text:style-name="P174"><text:soft-page-break/>mylib.some_method()</text:p>
      <text:p text:style-name="P175">Pointer to primitive(int *) as func. arg.</text:p>
      <text:p text:style-name="P176"><text:span text:style-name="T82">Ch. 9 here: </text:span>https://www.swig.org/Doc1.3/SWIGDocumentation.html#SWIG_nn16</text:p>
      <text:p text:style-name="P177"/>
      <text:p text:style-name="P178">Possible problems</text:p>
      <text:p text:style-name="P179">C++ compiler may modify method names in shared lib.(called name mangling on decoration). <text:span text:style-name="T83">This should not happen(because of wrapper) but here is possible solution:</text:span></text:p>
      <text:p text:style-name="P179"><text:span text:style-name="T84">Write extern "C" before method </text:span><text:span text:style-name="T83">declaration</text:span><text:span text:style-name="T84">: extern "C" int method();</text:span></text:p>
      <text:p text:style-name="P179"/>
      <text:p text:style-name="P180">Wrong compiler may be used by setuptools – create file setup.cfg with:</text:p>
      <text:p text:style-name="P181">[build_ext]</text:p>
      <text:p text:style-name="P182">compiler=mingw32</text:p>
      <text:p text:style-name="P180">to use GCC on Windows (for example), there are other options.</text:p>
      <text:p text:style-name="P177"/>
      <text:p text:style-name="P177">Other SWIG options</text:p>
      <text:p text:style-name="P183">swig -help</text:p>
      <text:p text:style-name="P183"/>
      <text:h text:style-name="Heading_20_1" text:outline-level="1">Package managers</text:h>
      <text:p text:style-name="P184">pip – very basic, just downloads modules <text:span text:style-name="T79">destination??</text:span>, does not create virtual environments</text:p>
      <text:p text:style-name="P184">venv – standard python module (previously separate virtualenv.exe), enables virtual environments, <text:span text:style-name="T79">create file with dependencies??</text:span></text:p>
      <text:p text:style-name="P184">pipenv – most advanced, creates virtual envs., files with listed dependencies</text:p>
      <text:h text:style-name="P185" text:outline-level="2">pip</text:h>
      <text:p text:style-name="P186">List installed packages: pip freeze</text:p>
      <text:p text:style-name="P186">Create “requirements.txt”: pip freeze &gt; <text:s/>requirements.txt</text:p>
      <text:h text:style-name="Heading_20_2" text:outline-level="2">venv</text:h>
      <text:p text:style-name="P187">Create environment(in venv dir. inside your proj.): python -m venv /your-proj-dir/venv</text:p>
      <text:p text:style-name="P187">Use python and pip from venv/bin – they are already “<text:span text:style-name="T1">tuned</text:span>” to use/add modules from your venv dir. <text:span text:style-name="T85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<text:soft-page-break/>pipenv</text:h>
      <text:p text:style-name="P188">Put project under pipenv: pipenv lock <text:span text:style-name="T86">or pipenv install?? both work, what is the difference??</text:span></text:p>
      <text:p text:style-name="P189">This creates “Pipfile” and “Pipfile.lock” – <text:span text:style-name="T87">keep both under git.</text:span></text:p>
      <text:p text:style-name="P190">Add package: pipenv install numpy</text:p>
      <text:p text:style-name="P191">Sources are put to C:\Users\{user name}\.virtualenvs\{name of env.(with rand. leters ending)}</text:p>
      <text:p text:style-name="P192">Activate venv(further commands are executed by “tuned” interpreter): pipenv shell</text:p>
      <text:p text:style-name="P193">Remove pack.: pipenv uninstall numpy</text:p>
      <text:p text:style-name="P194">Capture current versions of dependencies: pipenv lock</text:p>
      <text:p text:style-name="P193">Pull necessary packs after proj. cloning: pipenv install</text:p>
      <text:p text:style-name="P195">List dependency graph: pipenv graph</text:p>
      <text:p text:style-name="P196">Remove env.: pipenv --rm</text:p>
      <text:p text:style-name="P190">Get location of environment(where all dependencies are put): pipenv –<text:span text:style-name="T88">venv</text:span></text:p>
      <text:p text:style-name="P193">Get location of “<text:span text:style-name="T1">tuned</text:span>” interpreter: pip –py</text:p>
      <text:p text:style-name="P193"/>
      <text:h text:style-name="Heading_20_1" text:outline-level="1">PyUnit(unittest)</text:h>
      <text:p text:style-name="P197"><text:a xlink:type="simple" xlink:href="https://docs.python.org/3/library/unittest.html" text:style-name="Internet_20_link" text:visited-style-name="Visited_20_Internet_20_Link">https://docs.python.org/3/library/unittest.html</text:a></text:p>
      <text:p text:style-name="P197">Goes already with python.</text:p>
      <text:p text:style-name="P197">import unittest</text:p>
      <text:p text:style-name="P197"/>
      <text:p text:style-name="P197">class MyTestCase(unittest.TestCase):</text:p>
      <text:p text:style-name="P197"/>
      <text:p text:style-name="P197"><text:s text:c="4"/>def <text:span text:style-name="T1">setUp</text:span>(self): <text:span text:style-name="T5"># this is invoked before </text:span><text:span text:style-name="T1">each</text:span><text:span text:style-name="T5"> test</text:span></text:p>
      <text:p text:style-name="P197"><text:s text:c="8"/>pass</text:p>
      <text:p text:style-name="P197"/>
      <text:p text:style-name="P197"><text:s text:c="4"/>def <text:span text:style-name="T1">tearDown</text:span>(self): <text:span text:style-name="T5"># this is invoked after </text:span><text:span text:style-name="T1">each</text:span><text:span text:style-name="T5"> test</text:span></text:p>
      <text:p text:style-name="P197"><text:s text:c="8"/>pass</text:p>
      <text:p text:style-name="P197"/>
      <text:p text:style-name="P197"><text:s text:c="4"/>@classmethod</text:p>
      <text:p text:style-name="P198"><text:s text:c="4"/>def <text:span text:style-name="T1">setUpClass</text:span>(cls): <text:span text:style-name="T5"># this is invoked before </text:span><text:span text:style-name="T89">all</text:span><text:span text:style-name="T5"> test</text:span><text:span text:style-name="T90">s</text:span></text:p>
      <text:p text:style-name="P199"><text:span text:style-name="T91"><text:s text:c="8"/></text:span>pass</text:p>
      <text:p text:style-name="P199"/>
      <text:p text:style-name="P199"><text:span text:style-name="T91"><text:s text:c="4"/></text:span>@classmethod</text:p>
      <text:p text:style-name="P199"><text:span text:style-name="T91"><text:s text:c="4"/></text:span>def <text:span text:style-name="T1">tearDownClass</text:span>(cls): <text:span text:style-name="T92"># this is invoked after </text:span><text:span text:style-name="T1">all</text:span><text:span text:style-name="T92"> test</text:span><text:span text:style-name="T5">s</text:span></text:p>
      <text:p text:style-name="P199"><text:span text:style-name="T91"><text:s text:c="8"/></text:span>pass</text:p>
      <text:p text:style-name="P199"/>
      <text:p text:style-name="P197"><text:soft-page-break/><text:s text:c="4"/>def <text:span text:style-name="T1">test</text:span>A(self): <text:span text:style-name="T5"># name of test-method should begin with “test”</text:span></text:p>
      <text:p text:style-name="P197"><text:s text:c="8"/>pass</text:p>
      <text:p text:style-name="P197"/>
      <text:p text:style-name="P197"><text:s text:c="4"/>def <text:span text:style-name="T1">test</text:span>_B(self): <text:span text:style-name="T5"># name of test-method should begin with “test”</text:span></text:p>
      <text:p text:style-name="P197"><text:s text:c="8"/>pass</text:p>
      <text:p text:style-name="P197"/>
      <text:p text:style-name="P200">Asserts are inherited from unittests.TestCase – do self.assertEqual(…) <text:span text:style-name="T93">inside test-methods</text:span></text:p>
      <text:p text:style-name="P200"/>
      <text:p text:style-name="P200">@unittest.<text:span text:style-name="T1">skip</text:span>("<text:span text:style-name="T94">reason why</text:span>") <text:span text:style-name="T95"># skip all test-class</text:span></text:p>
      <text:p text:style-name="P200">class MyTestCase(unittest.TestCase):</text:p>
      <text:p text:style-name="P200"/>
      <text:p text:style-name="P200"><text:s text:c="4"/><text:span text:style-name="T94">@unittest.</text:span><text:span text:style-name="T96">skip</text:span><text:span text:style-name="T94">(“reason why”) </text:span><text:span text:style-name="T95"># skip just test-method</text:span></text:p>
      <text:p text:style-name="P200"><text:s text:c="4"/>def test_<text:span text:style-name="T94">A</text:span>(self):</text:p>
      <text:p text:style-name="P200"><text:s text:c="8"/>pass</text:p>
      <text:p text:style-name="P200"/>
      <text:p text:style-name="P199">It is possible to skip conditionally.</text:p>
      <text:p text:style-name="P199">Framework also has test-suites.</text:p>
      <text:p text:style-name="P201"/>
      <text:h text:style-name="Heading_20_2" text:outline-level="2">Mocking</text:h>
      <text:p text:style-name="P202">Import unittest.mock.</text:p>
      <text:p text:style-name="P202">Instances of class <text:span text:style-name="T1">Mock</text:span> are your mock objects – program their behavior, check how they were used.</text:p>
      <text:p text:style-name="P202">Class <text:span text:style-name="T1">MagicMock</text:span> is subclass of Mock and has mock-impl. of special methods(like __item__()). </text:p>
      <text:p text:style-name="P203">AsyncMock??</text:p>
      <text:p text:style-name="P204">Both Mock and MagicMock are callable – may mock function or method(YES!!):</text:p>
      <text:p text:style-name="P205">mock_function = Mock(return_value = 1)</text:p>
      <text:p text:style-name="P206">mock_function() <text:span text:style-name="T97"># returns 1</text:span></text:p>
      <text:p text:style-name="P206">real_object.real_method = Mock(return_value = 1)</text:p>
      <text:p text:style-name="P206">real_object.real_method() # invokes mock</text:p>
      <text:p text:style-name="P207">Mock object may have <text:span text:style-name="T1">exactly the same attributes as real object</text:span> and pass isinstance() as real object – use <text:span text:style-name="T1">spec</text:span> arg. Access to absent attribute of such mock will raise AttributeError.</text:p>
      <text:p text:style-name="P208">mock<text:span text:style-name="T98">_obj</text:span> = Mock(spec=RealClass)</text:p>
      <text:p text:style-name="P209">Mock function <text:span text:style-name="T1">with the same signature as real function</text:span> – use create_autospec()</text:p>
      <text:p text:style-name="P210">mock_func = create_autospec(real_func)</text:p>
      <text:p text:style-name="P211">create_autospec() <text:span text:style-name="T99">also accepts class.</text:span></text:p>
      <text:p text:style-name="P212"><text:span text:style-name="T1"/></text:p>
      <text:p text:style-name="P213"><text:span text:style-name="T1">Program behavior</text:span> using kw-args <text:span text:style-name="T100">or object’s attributes</text:span>:</text:p>
      <text:p text:style-name="P214">mock_function = Mock(<text:span text:style-name="T1">return_value</text:span> = 1)</text:p>
      <text:p text:style-name="P215">or</text:p>
      <text:p text:style-name="P215"><text:soft-page-break/>mock_function = Mock()</text:p>
      <text:p text:style-name="P215">mock_function.<text:span text:style-name="T1">return_value</text:span> = 1</text:p>
      <text:p text:style-name="P215">or</text:p>
      <text:p text:style-name="P215">mock_object.method_to_mock.<text:span text:style-name="T1">return_value</text:span> = 1</text:p>
      <text:p text:style-name="P213">return_value – value to be returned</text:p>
      <text:p text:style-name="P213">side_effect – exception to throw. </text:p>
      <text:p text:style-name="P216">mock = Mock(side_effect = IndexError)</text:p>
      <text:p text:style-name="P217">or</text:p>
      <text:p text:style-name="P217">mock = Mock(side_effect = KeyError(“with message”))</text:p>
      <text:p text:style-name="P213">side_effect also may be a function <text:span text:style-name="T101">which</text:span> <text:span text:style-name="T100">is </text:span>invoked with the <text:span text:style-name="T5">same arguments as mock</text:span>. It’s return-value is <text:span text:style-name="T5">returned by mock(even if return_value is also specified)</text:span>.</text:p>
      <text:p text:style-name="P216">def effect(a, b):</text:p>
      <text:p text:style-name="P217"><text:tab/>return a + b</text:p>
      <text:p text:style-name="P217"/>
      <text:p text:style-name="P217">mock = Mock(side_effect = effect)</text:p>
      <text:p text:style-name="P217">mock(1, 2) # returns 3</text:p>
      <text:p text:style-name="P218">side_effect also may be any iterable (like list of int). Items from iterable are return-values for series of invocations. If item is exception – it will be raised(not returned)</text:p>
      <text:p text:style-name="P219">mock = Mock(side_effect = [1, SomeException()])</text:p>
      <text:p text:style-name="P220">mock() # return 1</text:p>
      <text:p text:style-name="P220">mock() # rises exception</text:p>
      <text:p text:style-name="P221"/>
      <text:p text:style-name="P222">Check invocations</text:p>
      <text:p text:style-name="P223">Get number of calls – read attribute <text:span text:style-name="T1">call_count</text:span>(it is field, not method):</text:p>
      <text:p text:style-name="P224">mock.mocked_method.<text:span text:style-name="T1">call_count</text:span></text:p>
      <text:p text:style-name="P225">Check, that was invoked once:</text:p>
      <text:p text:style-name="P226">mock.mocked_method.<text:span text:style-name="T102">assert_called_once</text:span><text:span text:style-name="T99">()</text:span></text:p>
      <text:p text:style-name="P227">mock.mocked_method.<text:span text:style-name="T1">assert_called_once_with</text:span>(*args, **kwargs)</text:p>
      <text:p text:style-name="P225">Check multiple calls:</text:p>
      <text:p text:style-name="P226">mock.mocked_method.<text:span text:style-name="T1">assert_has_calls</text:span>([<text:span text:style-name="T1">call</text:span>(1, 2, <text:s/>x=3), <text:span text:style-name="T1">call</text:span>(10, 20, x=30)], <text:span text:style-name="T103">any_order=True</text:span>)</text:p>
      <text:p text:style-name="P228"><text:span text:style-name="T1">call</text:span> object holds <text:span text:style-name="T1">passed arguments</text:span>, <text:span text:style-name="T104">it does not care about args with default values </text:span><text:span text:style-name="T101">and opportunity to omit them in invocation.</text:span></text:p>
      <text:p text:style-name="P223"><text:span text:style-name="T1">Note</text:span>: there might be calls before and after specified sequence.</text:p>
      <text:p text:style-name="P223">Check, that was not called:</text:p>
      <text:p text:style-name="P229"><text:span text:style-name="T103">mock.mocked_method.</text:span><text:span text:style-name="T102">assert_not_called</text:span><text:span text:style-name="T99">()</text:span></text:p>
      <text:p text:style-name="P230"/>
      <text:p text:style-name="P231">assert_called<text:span text:style-name="T99">(), assert_called_with(*args, **kwargs) </text:span><text:span text:style-name="T103">check against the last invocation.</text:span></text:p>
      <text:p text:style-name="P232"/>
      <text:p text:style-name="P233"><text:span text:style-name="T1">Patch() - injects mock to module</text:span>.</text:p>
      <text:p text:style-name="P233"><text:soft-page-break/>Assume module my.lib.utils <text:span text:style-name="T1">is used inside</text:span> com.company.project, which is tested below.</text:p>
      <text:p text:style-name="P234">@patch(“com.company.project.my.lib.utils”)</text:p>
      <text:p text:style-name="P235">def test_something(self, utils_mock):</text:p>
      <text:p text:style-name="P235"><text:tab/>utils_mock.some_function.return_value = 1 <text:span text:style-name="T105"># configure mock</text:span></text:p>
      <text:p text:style-name="P236"><text:tab/>com.company.project.<text:span text:style-name="T105">something()</text:span> <text:span text:style-name="T105"># perform the test</text:span></text:p>
      <text:p text:style-name="P236"><text:tab/>…</text:p>
      <text:p text:style-name="P237">utils_mock – mock <text:span text:style-name="T105">of whole module </text:span>my.lib.utils, <text:span text:style-name="T105">it is </text:span>passed <text:span text:style-name="T105">to test </text:span>by decorator. </text:p>
      <text:p text:style-name="P238">some_function – function inside my.lib.utils</text:p>
      <text:p text:style-name="P239">Argument of patch() should be “{where my mock is used}.{what do I mock}”.</text:p>
      <text:p text:style-name="P239">Part “what do I mock” <text:span text:style-name="T1">depends on how </text:span><text:span text:style-name="T106">my.lib.utils </text:span><text:span text:style-name="T1">is imported</text:span> to <text:span text:style-name="T107">com.company.project:</text:span></text:p>
      <text:p text:style-name="P239">import my.lib,utils<text:span text:style-name="T107"> → com.company.project.my.lib.utils</text:span></text:p>
      <text:p text:style-name="P239">import my.lib.utils as tools → <text:span text:style-name="T107">com.company.project.</text:span>tools</text:p>
      <text:p text:style-name="P239">from <text:span text:style-name="T107">my.lib.utils </text:span>import fun1, fun2 → should patch fun1() and fun2() separately:</text:p>
      <text:p text:style-name="P240">@patch(“<text:span text:style-name="T107">com.company.project.</text:span>fun2”)</text:p>
      <text:p text:style-name="P241">@patch(“<text:span text:style-name="T107">com.company.project.</text:span>fun1”)</text:p>
      <text:p text:style-name="P241">def test_something(self, fun1_mock, fun2_mock): <text:span text:style-name="T1"># note the order</text:span></text:p>
      <text:p text:style-name="P241">…</text:p>
      <text:p text:style-name="P242">You may <text:span text:style-name="T1">patch </text:span><text:span text:style-name="T108">methods of a </text:span><text:span text:style-name="T1">class</text:span> – all created instances will behave as you specify:</text:p>
      <text:p text:style-name="P243">@patch(“<text:span text:style-name="T107">com.company.project.my.lib.utils.</text:span>SomeClass.some_method”)</text:p>
      <text:p text:style-name="P244"/>
      <text:p text:style-name="P245">It is possible to put @<text:span text:style-name="T109">patch</text:span> over TestCase sub-class <text:span text:style-name="T1">to inject mock to all test-methods</text:span>.</text:p>
      <text:h text:style-name="Heading_20_1" text:outline-level="1">PySerial</text:h>
      <text:p text:style-name="P246"><text:a xlink:type="simple" xlink:href="https://pythonhosted.org/pyserial/pyserial_api.html#serial.Serial" text:style-name="Internet_20_link" text:visited-style-name="Visited_20_Internet_20_Link">https://pythonhosted.org/pyserial/pyserial_api.html#serial.Serial</text:a></text:p>
      <text:p text:style-name="P247">pip install pyserial</text:p>
      <text:h text:style-name="Heading_20_2" text:outline-level="2">List ports</text:h>
      <text:p text:style-name="P248"><text:a xlink:type="simple" xlink:href="https://pythonhosted.org/pyserial/tools.html#module-serial.tools.list_ports" text:style-name="Internet_20_link" text:visited-style-name="Visited_20_Internet_20_Link">https://pythonhosted.org/pyserial/tools.html#module-serial.tools.list_ports</text:a></text:p>
      <text:p text:style-name="P248">serial.tools.list_ports.comports() - <text:span text:style-name="T110">returns a list of ListPortInfo, with all info about each available port.</text:span></text:p>
      <text:h text:style-name="Heading_20_2" text:outline-level="2">Open/<text:span text:style-name="T111">close</text:span> port</text:h>
      <text:p text:style-name="P247">import serial</text:p>
      <text:p text:style-name="P247">Instantiate Serial with arguments – port is automatically open</text:p>
      <text:p text:style-name="P249">Instantiate Serial without arguments – port is not open, define parameters and invoke .open() to open port:</text:p>
      <text:p text:style-name="P250">com = serial.Serial()</text:p>
      <text:p text:style-name="P251">com.port = “COM1”</text:p>
      <text:p text:style-name="P251"><text:soft-page-break/>com.baudrate = 19200</text:p>
      <text:p text:style-name="P251">com.parity = PARITY_NONE</text:p>
      <text:p text:style-name="P252">com.timeout = 1.5 # 1.5 seconds <text:span text:style-name="T1">timeout for read(see below)</text:span></text:p>
      <text:p text:style-name="P252">com.write_timeout = 4 # 4 seconds <text:span text:style-name="T1">timeout for write(see below)</text:span></text:p>
      <text:p text:style-name="P252">com.rtscts = True # enable hardware flow control - <text:span text:style-name="T1">RTS/CTS</text:span></text:p>
      <text:p text:style-name="P251">com.open()</text:p>
      <text:p text:style-name="P253">Close port:</text:p>
      <text:p text:style-name="P250">com.close()</text:p>
      <text:p text:style-name="P254">Boolean field <text:span text:style-name="T1">.is_open</text:span> tells if port is open.</text:p>
      <text:p text:style-name="P247"/>
      <text:h text:style-name="Heading_20_2" text:outline-level="2">Read/write</text:h>
      <text:p text:style-name="P255">import serial</text:p>
      <text:p text:style-name="P256">Data is exchanged as bytes(python class).</text:p>
      <text:p text:style-name="P257">Read <text:span text:style-name="T112">up to 100 bytes(</text:span><text:span text:style-name="T113">may return less</text:span><text:span text:style-name="T112">)</text:span>: <text:span text:style-name="T112">data = </text:span>com.<text:span text:style-name="T1">read</text:span>(<text:span text:style-name="T112">100</text:span>)</text:p>
      <text:p text:style-name="P258">Read up to ‘\n’(<text:span text:style-name="T54">includes ‘\n’ to return-value??</text:span>): data = com.readline()</text:p>
      <text:p text:style-name="P259">If <text:span text:style-name="T1">read timeout</text:span> is expires – returns what already received. <text:span text:style-name="T54">True for readline()??</text:span></text:p>
      <text:p text:style-name="P260">What if receives BREAK during read??</text:p>
      <text:p text:style-name="P261">Write: com.<text:span text:style-name="T1">write</text:span>(b”Text to write”)</text:p>
      <text:p text:style-name="P259">If write timeout expires – raises <text:span text:style-name="T1">SerialTimeoutException</text:span></text:p>
      <text:p text:style-name="P262">Attributes <text:span text:style-name="T1">.in_waiting</text:span> and <text:span text:style-name="T1">.out_waiting</text:span>– how many bytes are in input/output buffers.</text:p>
      <text:p text:style-name="P262"><text:span text:style-name="T1">.</text:span><text:span text:style-name="T114">send_break()</text:span><text:span text:style-name="T115"> - sends BREAK during specified time, field </text:span><text:span text:style-name="T114">.break_condition</text:span><text:span text:style-name="T115"> – shows if BREAK activated by peer</text:span></text:p>
      <text:p text:style-name="P263"/>
      <text:h text:style-name="Heading_20_2" text:outline-level="2">Terminal utility</text:h>
      <text:p text:style-name="P264"><text:a xlink:type="simple" xlink:href="https://pythonhosted.org/pyserial/tools.html#module-serial.tools.miniterm" text:style-name="Internet_20_link" text:visited-style-name="Visited_20_Internet_20_Link">https://pythonhosted.org/pyserial/tools.html#module-serial.tools.miniterm</text:a></text:p>
      <text:p text:style-name="P265">Package contains small program – com-port terminal.</text:p>
      <text:p text:style-name="P266">Only reads, how to send?</text:p>
      <text:p text:style-name="P265"><text:span text:style-name="T116">Launch by: </text:span>python -m serial.tools.minite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29T00:12:29.687000000</dc:date>
    <meta:editing-duration>P13DT3H33M6S</meta:editing-duration>
    <meta:editing-cycles>145</meta:editing-cycles>
    <meta:generator>LibreOffice/24.8.7.2$Windows_X86_64 LibreOffice_project/e07d0a63a46349d29051da79b1fde8160bab2a89</meta:generator>
    <meta:document-statistic meta:table-count="0" meta:image-count="0" meta:object-count="0" meta:page-count="16" meta:paragraph-count="459" meta:word-count="3019" meta:character-count="21773" meta:non-whitespace-character-count="18975"/>
  </office:meta>
</office:document-meta>
</file>